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empora LGC Uni" svg:font-family="Tempora LGC Uni" style:font-family-generic="roman" style:font-pitch="variable"/>
    <style:font-face style:name="Tahoma" svg:font-family="Tahoma" style:font-family-generic="swiss" style:font-pitch="variable" svg:panose-1="2 11 6 4 3 5 4 4 2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Iosevka Term SS03" svg:font-family="Iosevka Term SS03" style:font-family-generic="modern" style:font-pitch="fixed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SourceText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SourceText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SourceText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SourceText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SourceText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SourceText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SourceText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SourceText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SourceText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SourceText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SourceText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SourceText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SourceText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SourceText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SourceText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SourceText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SourceText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SourceText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SourceText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SourceText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SourceText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195" style:parent-style-name="SourceText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SourceText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SourceText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SourceText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SourceText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SourceText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SourceText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SourceText" style:family="text">
      <style:text-properties fo:font-size="14pt" style:font-size-asian="14pt" style:font-size-complex="14pt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T230" style:parent-style-name="Основнойшрифтабзаца" style:family="text">
      <style:text-properties fo:font-size="14pt" style:font-size-asian="14pt" style:font-size-complex="14pt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SourceText" style:family="text">
      <style:text-properties fo:font-size="14pt" style:font-size-asian="14pt" style:font-size-complex="14pt"/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T241" style:parent-style-name="SourceText" style:family="text">
      <style:text-properties fo:font-size="14pt" style:font-size-asian="14pt" style:font-size-complex="14pt"/>
    </style:style>
    <style:style style:name="T242" style:parent-style-name="Основнойшрифтабзаца" style:family="text">
      <style:text-properties fo:font-size="14pt" style:font-size-asian="14pt" style:font-size-complex="14pt"/>
    </style:style>
    <style:style style:name="T243" style:parent-style-name="SourceText" style:family="text">
      <style:text-properties fo:font-size="14pt" style:font-size-asian="14pt" style:font-size-complex="14pt"/>
    </style:style>
    <style:style style:name="T244" style:parent-style-name="Основнойшрифтабзаца" style:family="text">
      <style:text-properties fo:font-size="14pt" style:font-size-asian="14pt" style:font-size-complex="14pt"/>
    </style:style>
    <style:style style:name="T245" style:parent-style-name="Основнойшрифтабзаца" style:family="text">
      <style:text-properties fo:font-size="14pt" style:font-size-asian="14pt" style:font-size-complex="14pt"/>
    </style:style>
    <style:style style:name="T246" style:parent-style-name="Основнойшрифтабзаца" style:family="text">
      <style:text-properties fo:font-size="14pt" style:font-size-asian="14pt" style:font-size-complex="14pt"/>
    </style:style>
    <style:style style:name="T247" style:parent-style-name="Основнойшрифтабзаца" style:family="text">
      <style:text-properties fo:font-size="14pt" style:font-size-asian="14pt" style:font-size-complex="14pt"/>
    </style:style>
    <style:style style:name="T248" style:parent-style-name="SourceText" style:family="text">
      <style:text-properties fo:font-size="14pt" style:font-size-asian="14pt" style:font-size-complex="14pt"/>
    </style:style>
    <style:style style:name="T249" style:parent-style-name="Основнойшрифтабзаца" style:family="text">
      <style:text-properties fo:font-size="14pt" style:font-size-asian="14pt" style:font-size-complex="14pt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T252" style:parent-style-name="Основнойшрифтабзаца" style:family="text">
      <style:text-properties fo:font-size="14pt" style:font-size-asian="14pt" style:font-size-complex="14pt"/>
    </style:style>
    <style:style style:name="T253" style:parent-style-name="Основнойшрифтабзаца" style:family="text">
      <style:text-properties fo:font-size="14pt" style:font-size-asian="14pt" style:font-size-complex="14pt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font-size="14pt" style:font-size-asian="14pt" style:font-size-complex="14pt"/>
    </style:style>
    <style:style style:name="T256" style:parent-style-name="SourceText" style:family="text">
      <style:text-properties fo:font-size="14pt" style:font-size-asian="14pt" style:font-size-complex="14pt"/>
    </style:style>
    <style:style style:name="T257" style:parent-style-name="Основнойшрифтабзаца" style:family="text">
      <style:text-properties fo:font-size="14pt" style:font-size-asian="14pt" style:font-size-complex="14pt"/>
    </style:style>
    <style:style style:name="T258" style:parent-style-name="Основнойшрифтабзаца" style:family="text">
      <style:text-properties fo:font-size="14pt" style:font-size-asian="14pt" style:font-size-complex="14pt"/>
    </style:style>
    <style:style style:name="T259" style:parent-style-name="Основнойшрифтабзаца" style:family="text">
      <style:text-properties fo:font-size="14pt" style:font-size-asian="14pt" style:font-size-complex="14pt"/>
    </style:style>
    <style:style style:name="T260" style:parent-style-name="Основнойшрифтабзаца" style:family="text">
      <style:text-properties fo:font-size="14pt" style:font-size-asian="14pt" style:font-size-complex="14pt"/>
    </style:style>
    <style:style style:name="T261" style:parent-style-name="Основнойшрифтабзаца" style:family="text">
      <style:text-properties fo:font-size="14pt" style:font-size-asian="14pt" style:font-size-complex="14pt"/>
    </style:style>
    <style:style style:name="T262" style:parent-style-name="Основнойшрифтабзаца" style:family="text">
      <style:text-properties fo:font-size="14pt" style:font-size-asian="14pt" style:font-size-complex="14pt"/>
    </style:style>
    <style:style style:name="T263" style:parent-style-name="Основнойшрифтабзаца" style:family="text">
      <style:text-properties fo:font-size="14pt" style:font-size-asian="14pt" style:font-size-complex="14pt"/>
    </style:style>
    <style:style style:name="T264" style:parent-style-name="Основнойшрифтабзаца" style:family="text">
      <style:text-properties fo:font-size="14pt" style:font-size-asian="14pt" style:font-size-complex="14pt"/>
    </style:style>
    <style:style style:name="T265" style:parent-style-name="Основнойшрифтабзаца" style:family="text">
      <style:text-properties fo:font-size="14pt" style:font-size-asian="14pt" style:font-size-complex="14pt"/>
    </style:style>
    <style:style style:name="T266" style:parent-style-name="Основнойшрифтабзаца" style:family="text">
      <style:text-properties fo:font-size="14pt" style:font-size-asian="14pt" style:font-size-complex="14pt"/>
    </style:style>
    <style:style style:name="T267" style:parent-style-name="Основнойшрифтабзаца" style:family="text">
      <style:text-properties fo:font-size="14pt" style:font-size-asian="14pt" style:font-size-complex="14pt"/>
    </style:style>
    <style:style style:name="T268" style:parent-style-name="Основнойшрифтабзаца" style:family="text">
      <style:text-properties fo:font-size="14pt" style:font-size-asian="14pt" style:font-size-complex="14pt"/>
    </style:style>
    <style:style style:name="T269" style:parent-style-name="Основнойшрифтабзаца" style:family="text">
      <style:text-properties fo:font-size="14pt" style:font-size-asian="14pt" style:font-size-complex="14pt"/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T272" style:parent-style-name="Основнойшрифтабзаца" style:family="text">
      <style:text-properties fo:font-size="14pt" style:font-size-asian="14pt" style:font-size-complex="14pt"/>
    </style:style>
    <style:style style:name="T273" style:parent-style-name="Основнойшрифтабзаца" style:family="text">
      <style:text-properties fo:font-size="14pt" style:font-size-asian="14pt" style:font-size-complex="14pt"/>
    </style:style>
    <style:style style:name="T274" style:parent-style-name="Основнойшрифтабзаца" style:family="text">
      <style:text-properties fo:font-size="14pt" style:font-size-asian="14pt" style:font-size-complex="14pt"/>
    </style:style>
    <style:style style:name="T275" style:parent-style-name="Основнойшрифтабзаца" style:family="text">
      <style:text-properties fo:font-size="14pt" style:font-size-asian="14pt" style:font-size-complex="14pt"/>
    </style:style>
    <style:style style:name="T276" style:parent-style-name="Основнойшрифтабзаца" style:family="text">
      <style:text-properties fo:font-size="14pt" style:font-size-asian="14pt" style:font-size-complex="14pt"/>
    </style:style>
    <style:style style:name="T277" style:parent-style-name="Основнойшрифтабзаца" style:family="text">
      <style:text-properties fo:font-size="14pt" style:font-size-asian="14pt" style:font-size-complex="14pt"/>
    </style:style>
    <style:style style:name="T278" style:parent-style-name="Основнойшрифтабзаца" style:family="text">
      <style:text-properties fo:font-size="14pt" style:font-size-asian="14pt" style:font-size-complex="14pt"/>
    </style:style>
    <style:style style:name="T279" style:parent-style-name="SourceText" style:family="text">
      <style:text-properties fo:font-size="14pt" style:font-size-asian="14pt" style:font-size-complex="14pt"/>
    </style:style>
    <style:style style:name="T280" style:parent-style-name="Основнойшрифтабзаца" style:family="text">
      <style:text-properties fo:font-size="14pt" style:font-size-asian="14pt" style:font-size-complex="14pt"/>
    </style:style>
    <style:style style:name="T281" style:parent-style-name="Основнойшрифтабзаца" style:family="text">
      <style:text-properties fo:font-size="14pt" style:font-size-asian="14pt" style:font-size-complex="14pt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T283" style:parent-style-name="SourceText" style:family="text">
      <style:text-properties fo:font-size="14pt" style:font-size-asian="14pt" style:font-size-complex="14pt"/>
    </style:style>
    <style:style style:name="T284" style:parent-style-name="SourceText" style:family="text">
      <style:text-properties fo:font-size="14pt" style:font-size-asian="14pt" style:font-size-complex="14pt"/>
    </style:style>
    <style:style style:name="T285" style:parent-style-name="Основнойшрифтабзаца" style:family="text">
      <style:text-properties fo:font-size="14pt" style:font-size-asian="14pt" style:font-size-complex="14pt"/>
    </style:style>
    <style:style style:name="T286" style:parent-style-name="SourceText" style:family="text">
      <style:text-properties fo:font-size="14pt" style:font-size-asian="14pt" style:font-size-complex="14pt"/>
    </style:style>
    <style:style style:name="T287" style:parent-style-name="Основнойшрифтабзаца" style:family="text">
      <style:text-properties fo:font-size="14pt" style:font-size-asian="14pt" style:font-size-complex="14pt"/>
    </style:style>
    <style:style style:name="T288" style:parent-style-name="Основнойшрифтабзаца" style:family="text">
      <style:text-properties fo:font-size="14pt" style:font-size-asian="14pt" style:font-size-complex="14pt"/>
    </style:style>
    <style:style style:name="T289" style:parent-style-name="Основнойшрифтабзаца" style:family="text">
      <style:text-properties fo:font-size="14pt" style:font-size-asian="14pt" style:font-size-complex="14pt"/>
    </style:style>
    <style:style style:name="T290" style:parent-style-name="SourceText" style:family="text">
      <style:text-properties fo:font-size="14pt" style:font-size-asian="14pt" style:font-size-complex="14pt"/>
    </style:style>
    <style:style style:name="T291" style:parent-style-name="Основнойшрифтабзаца" style:family="text">
      <style:text-properties fo:font-size="14pt" style:font-size-asian="14pt" style:font-size-complex="14pt"/>
    </style:style>
    <style:style style:name="T292" style:parent-style-name="Основнойшрифтабзаца" style:family="text">
      <style:text-properties fo:font-size="14pt" style:font-size-asian="14pt" style:font-size-complex="14pt"/>
    </style:style>
    <style:style style:name="T293" style:parent-style-name="Основнойшрифтабзаца" style:family="text">
      <style:text-properties fo:font-size="14pt" style:font-size-asian="14pt" style:font-size-complex="14pt"/>
    </style:style>
    <style:style style:name="T294" style:parent-style-name="Основнойшрифтабзаца" style:family="text">
      <style:text-properties fo:font-size="14pt" style:font-size-asian="14pt" style:font-size-complex="14pt"/>
    </style:style>
    <style:style style:name="T295" style:parent-style-name="Основнойшрифтабзаца" style:family="text">
      <style:text-properties fo:font-size="14pt" style:font-size-asian="14pt" style:font-size-complex="14pt"/>
    </style:style>
    <style:style style:name="T296" style:parent-style-name="Основнойшрифтабзаца" style:family="text">
      <style:text-properties fo:font-size="14pt" style:font-size-asian="14pt" style:font-size-complex="14pt"/>
    </style:style>
    <style:style style:name="T297" style:parent-style-name="Основнойшрифтабзаца" style:family="text">
      <style:text-properties fo:font-size="14pt" style:font-size-asian="14pt" style:font-size-complex="14pt"/>
    </style:style>
    <style:style style:name="T298" style:parent-style-name="Основнойшрифтабзаца" style:family="text">
      <style:text-properties fo:font-size="14pt" style:font-size-asian="14pt" style:font-size-complex="14pt"/>
    </style:style>
    <style:style style:name="T299" style:parent-style-name="Основнойшрифтабзаца" style:family="text">
      <style:text-properties fo:font-size="14pt" style:font-size-asian="14pt" style:font-size-complex="14pt"/>
    </style:style>
    <style:style style:name="T300" style:parent-style-name="Основнойшрифтабзаца" style:family="text">
      <style:text-properties fo:font-size="14pt" style:font-size-asian="14pt" style:font-size-complex="14pt"/>
    </style:style>
    <style:style style:name="T301" style:parent-style-name="Основнойшрифтабзаца" style:family="text">
      <style:text-properties fo:font-size="14pt" style:font-size-asian="14pt" style:font-size-complex="14pt"/>
    </style:style>
    <style:style style:name="T302" style:parent-style-name="Основнойшрифтабзаца" style:family="text">
      <style:text-properties fo:font-size="14pt" style:font-size-asian="14pt" style:font-size-complex="14pt"/>
    </style:style>
    <style:style style:name="T303" style:parent-style-name="Основнойшрифтабзаца" style:family="text">
      <style:text-properties fo:font-size="14pt" style:font-size-asian="14pt" style:font-size-complex="14pt"/>
    </style:style>
    <style:style style:name="T304" style:parent-style-name="Основнойшрифтабзаца" style:family="text">
      <style:text-properties fo:font-size="14pt" style:font-size-asian="14pt" style:font-size-complex="14pt"/>
    </style:style>
    <style:style style:name="T305" style:parent-style-name="Основнойшрифтабзаца" style:family="text">
      <style:text-properties fo:font-size="14pt" style:font-size-asian="14pt" style:font-size-complex="14pt"/>
    </style:style>
    <style:style style:name="T306" style:parent-style-name="Основнойшрифтабзаца" style:family="text">
      <style:text-properties fo:font-size="14pt" style:font-size-asian="14pt" style:font-size-complex="14pt"/>
    </style:style>
    <style:style style:name="T307" style:parent-style-name="Основнойшрифтабзаца" style:family="text">
      <style:text-properties fo:font-size="14pt" style:font-size-asian="14pt" style:font-size-complex="14pt"/>
    </style:style>
    <style:style style:name="T308" style:parent-style-name="Основнойшрифтабзаца" style:family="text">
      <style:text-properties fo:font-size="14pt" style:font-size-asian="14pt" style:font-size-complex="14pt"/>
    </style:style>
    <style:style style:name="T309" style:parent-style-name="Основнойшрифтабзаца" style:family="text">
      <style:text-properties fo:font-size="14pt" style:font-size-asian="14pt" style:font-size-complex="14pt"/>
    </style:style>
    <style:style style:name="T310" style:parent-style-name="Основнойшрифтабзаца" style:family="text">
      <style:text-properties fo:font-size="14pt" style:font-size-asian="14pt" style:font-size-complex="14pt"/>
    </style:style>
    <style:style style:name="T311" style:parent-style-name="Основнойшрифтабзаца" style:family="text">
      <style:text-properties fo:font-size="14pt" style:font-size-asian="14pt" style:font-size-complex="14pt"/>
    </style:style>
    <style:style style:name="T312" style:parent-style-name="Основнойшрифтабзаца" style:family="text">
      <style:text-properties fo:font-size="14pt" style:font-size-asian="14pt" style:font-size-complex="14pt"/>
    </style:style>
    <style:style style:name="T313" style:parent-style-name="Основнойшрифтабзаца" style:family="text">
      <style:text-properties fo:font-size="14pt" style:font-size-asian="14pt" style:font-size-complex="14pt"/>
    </style:style>
    <style:style style:name="T314" style:parent-style-name="Основнойшрифтабзаца" style:family="text">
      <style:text-properties fo:font-size="14pt" style:font-size-asian="14pt" style:font-size-complex="14pt"/>
    </style:style>
    <style:style style:name="T315" style:parent-style-name="Основнойшрифтабзаца" style:family="text">
      <style:text-properties fo:font-size="14pt" style:font-size-asian="14pt" style:font-size-complex="14pt"/>
    </style:style>
    <style:style style:name="T316" style:parent-style-name="Основнойшрифтабзаца" style:family="text">
      <style:text-properties fo:font-size="14pt" style:font-size-asian="14pt" style:font-size-complex="14pt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T318" style:parent-style-name="Основнойшрифтабзаца" style:family="text">
      <style:text-properties fo:font-size="14pt" style:font-size-asian="14pt" style:font-size-complex="14pt"/>
    </style:style>
    <style:style style:name="T319" style:parent-style-name="Основнойшрифтабзаца" style:family="text">
      <style:text-properties fo:font-size="14pt" style:font-size-asian="14pt" style:font-size-complex="14pt"/>
    </style:style>
    <style:style style:name="T320" style:parent-style-name="Основнойшрифтабзаца" style:family="text">
      <style:text-properties fo:font-size="14pt" style:font-size-asian="14pt" style:font-size-complex="14pt"/>
    </style:style>
    <style:style style:name="T321" style:parent-style-name="Основнойшрифтабзаца" style:family="text">
      <style:text-properties fo:font-size="14pt" style:font-size-asian="14pt" style:font-size-complex="14pt"/>
    </style:style>
    <style:style style:name="T322" style:parent-style-name="Основнойшрифтабзаца" style:family="text">
      <style:text-properties fo:font-size="14pt" style:font-size-asian="14pt" style:font-size-complex="14pt"/>
    </style:style>
    <style:style style:name="T323" style:parent-style-name="Основнойшрифтабзаца" style:family="text">
      <style:text-properties fo:font-size="14pt" style:font-size-asian="14pt" style:font-size-complex="14pt"/>
    </style:style>
    <style:style style:name="T324" style:parent-style-name="Основнойшрифтабзаца" style:family="text">
      <style:text-properties fo:font-size="14pt" style:font-size-asian="14pt" style:font-size-complex="14pt"/>
    </style:style>
    <style:style style:name="T325" style:parent-style-name="Основнойшрифтабзаца" style:family="text">
      <style:text-properties fo:font-size="14pt" style:font-size-asian="14pt" style:font-size-complex="14pt"/>
    </style:style>
    <style:style style:name="T326" style:parent-style-name="Основнойшрифтабзаца" style:family="text">
      <style:text-properties fo:font-size="14pt" style:font-size-asian="14pt" style:font-size-complex="14pt"/>
    </style:style>
    <style:style style:name="T327" style:parent-style-name="Основнойшрифтабзаца" style:family="text">
      <style:text-properties fo:font-size="14pt" style:font-size-asian="14pt" style:font-size-complex="14pt"/>
    </style:style>
    <style:style style:name="T328" style:parent-style-name="Основнойшрифтабзаца" style:family="text">
      <style:text-properties fo:font-size="14pt" style:font-size-asian="14pt" style:font-size-complex="14pt"/>
    </style:style>
    <style:style style:name="T329" style:parent-style-name="Основнойшрифтабзаца" style:family="text">
      <style:text-properties fo:font-size="14pt" style:font-size-asian="14pt" style:font-size-complex="14pt"/>
    </style:style>
    <style:style style:name="T330" style:parent-style-name="Основнойшрифтабзаца" style:family="text">
      <style:text-properties fo:font-size="14pt" style:font-size-asian="14pt" style:font-size-complex="14pt"/>
    </style:style>
    <style:style style:name="T331" style:parent-style-name="Основнойшрифтабзаца" style:family="text">
      <style:text-properties fo:font-size="14pt" style:font-size-asian="14pt" style:font-size-complex="14pt"/>
    </style:style>
    <style:style style:name="T332" style:parent-style-name="Основнойшрифтабзаца" style:family="text">
      <style:text-properties fo:font-size="14pt" style:font-size-asian="14pt" style:font-size-complex="14pt"/>
    </style:style>
    <style:style style:name="T333" style:parent-style-name="Основнойшрифтабзаца" style:family="text">
      <style:text-properties fo:font-size="14pt" style:font-size-asian="14pt" style:font-size-complex="14pt"/>
    </style:style>
    <style:style style:name="T334" style:parent-style-name="Основнойшрифтабзаца" style:family="text">
      <style:text-properties fo:font-size="14pt" style:font-size-asian="14pt" style:font-size-complex="14pt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T336" style:parent-style-name="Основнойшрифтабзаца" style:family="text">
      <style:text-properties fo:font-size="14pt" style:font-size-asian="14pt" style:font-size-complex="14pt"/>
    </style:style>
    <style:style style:name="T337" style:parent-style-name="SourceText" style:family="text">
      <style:text-properties fo:font-size="14pt" style:font-size-asian="14pt" style:font-size-complex="14pt"/>
    </style:style>
    <style:style style:name="T338" style:parent-style-name="Основнойшрифтабзаца" style:family="text">
      <style:text-properties fo:font-size="14pt" style:font-size-asian="14pt" style:font-size-complex="14pt"/>
    </style:style>
    <style:style style:name="T339" style:parent-style-name="Основнойшрифтабзаца" style:family="text">
      <style:text-properties fo:font-size="14pt" style:font-size-asian="14pt" style:font-size-complex="14pt"/>
    </style:style>
    <style:style style:name="T340" style:parent-style-name="SourceText" style:family="text">
      <style:text-properties fo:font-size="14pt" style:font-size-asian="14pt" style:font-size-complex="14pt"/>
    </style:style>
    <style:style style:name="T341" style:parent-style-name="Основнойшрифтабзаца" style:family="text">
      <style:text-properties fo:font-size="14pt" style:font-size-asian="14pt" style:font-size-complex="14pt"/>
    </style:style>
    <style:style style:name="T342" style:parent-style-name="Основнойшрифтабзаца" style:family="text">
      <style:text-properties fo:font-size="14pt" style:font-size-asian="14pt" style:font-size-complex="14pt"/>
    </style:style>
    <style:style style:name="T343" style:parent-style-name="SourceText" style:family="text">
      <style:text-properties fo:font-size="14pt" style:font-size-asian="14pt" style:font-size-complex="14pt"/>
    </style:style>
    <style:style style:name="T344" style:parent-style-name="Основнойшрифтабзаца" style:family="text">
      <style:text-properties fo:font-size="14pt" style:font-size-asian="14pt" style:font-size-complex="14pt"/>
    </style:style>
    <style:style style:name="T345" style:parent-style-name="Основнойшрифтабзаца" style:family="text">
      <style:text-properties fo:font-size="14pt" style:font-size-asian="14pt" style:font-size-complex="14pt"/>
    </style:style>
    <style:style style:name="T346" style:parent-style-name="Основнойшрифтабзаца" style:family="text">
      <style:text-properties fo:font-size="14pt" style:font-size-asian="14pt" style:font-size-complex="14pt"/>
    </style:style>
    <style:style style:name="T347" style:parent-style-name="SourceText" style:family="text">
      <style:text-properties fo:font-size="14pt" style:font-size-asian="14pt" style:font-size-complex="14pt"/>
    </style:style>
    <style:style style:name="T348" style:parent-style-name="Основнойшрифтабзаца" style:family="text">
      <style:text-properties fo:font-size="14pt" style:font-size-asian="14pt" style:font-size-complex="14pt"/>
    </style:style>
    <style:style style:name="T349" style:parent-style-name="SourceText" style:family="text">
      <style:text-properties fo:font-size="14pt" style:font-size-asian="14pt" style:font-size-complex="14pt"/>
    </style:style>
    <style:style style:name="T350" style:parent-style-name="Основнойшрифтабзаца" style:family="text">
      <style:text-properties fo:font-size="14pt" style:font-size-asian="14pt" style:font-size-complex="14pt"/>
    </style:style>
    <style:style style:name="T351" style:parent-style-name="Основнойшрифтабзаца" style:family="text">
      <style:text-properties fo:font-size="14pt" style:font-size-asian="14pt" style:font-size-complex="14pt"/>
    </style:style>
    <style:style style:name="T352" style:parent-style-name="Основнойшрифтабзаца" style:family="text">
      <style:text-properties fo:font-size="14pt" style:font-size-asian="14pt" style:font-size-complex="14pt"/>
    </style:style>
    <style:style style:name="T3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4" style:parent-style-name="SourceText" style:family="text">
      <style:text-properties fo:font-size="14pt" style:font-size-asian="14pt" style:font-size-complex="14pt" fo:language="en" fo:country="US"/>
    </style:style>
    <style:style style:name="T3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6" style:parent-style-name="SourceText" style:family="text">
      <style:text-properties fo:font-size="14pt" style:font-size-asian="14pt" style:font-size-complex="14pt" fo:language="en" fo:country="US"/>
    </style:style>
    <style:style style:name="T3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8" style:parent-style-name="SourceText" style:family="text">
      <style:text-properties fo:font-size="14pt" style:font-size-asian="14pt" style:font-size-complex="14pt" fo:language="en" fo:country="US"/>
    </style:style>
    <style:style style:name="T359" style:parent-style-name="SourceText" style:family="text">
      <style:text-properties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2" style:parent-style-name="SourceText" style:family="text">
      <style:text-properties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4" style:parent-style-name="SourceText" style:family="text">
      <style:text-properties fo:font-size="14pt" style:font-size-asian="14pt" style:font-size-complex="14pt" fo:language="en" fo:country="US"/>
    </style:style>
    <style:style style:name="T3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6" style:parent-style-name="SourceText" style:family="text">
      <style:text-properties fo:font-size="14pt" style:font-size-asian="14pt" style:font-size-complex="14pt" fo:language="en" fo:country="US"/>
    </style:style>
    <style:style style:name="T3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9" style:parent-style-name="SourceText" style:family="text">
      <style:text-properties fo:font-size="14pt" style:font-size-asian="14pt" style:font-size-complex="14pt" fo:language="en" fo:country="US"/>
    </style:style>
    <style:style style:name="T3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1" style:parent-style-name="SourceText" style:family="text">
      <style:text-properties fo:font-size="14pt" style:font-size-asian="14pt" style:font-size-complex="14pt" fo:language="en" fo:country="US"/>
    </style:style>
    <style:style style:name="T3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3" style:parent-style-name="SourceText" style:family="text">
      <style:text-properties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6" style:parent-style-name="SourceText" style:family="text">
      <style:text-properties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8" style:parent-style-name="SourceText" style:family="text">
      <style:text-properties fo:font-size="14pt" style:font-size-asian="14pt" style:font-size-complex="14pt" fo:language="en" fo:country="US"/>
    </style:style>
    <style:style style:name="T3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0" style:parent-style-name="Основнойшрифтабзаца" style:family="text">
      <style:text-properties fo:font-size="14pt" style:font-size-asian="14pt" style:font-size-complex="14pt"/>
    </style:style>
    <style:style style:name="T3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2" style:parent-style-name="Основнойшрифтабзаца" style:family="text">
      <style:text-properties fo:font-size="14pt" style:font-size-asian="14pt" style:font-size-complex="14pt"/>
    </style:style>
    <style:style style:name="T383" style:parent-style-name="Основнойшрифтабзаца" style:family="text">
      <style:text-properties fo:font-size="14pt" style:font-size-asian="14pt" style:font-size-complex="14pt"/>
    </style:style>
    <style:style style:name="T384" style:parent-style-name="Основнойшрифтабзаца" style:family="text">
      <style:text-properties fo:font-size="14pt" style:font-size-asian="14pt" style:font-size-complex="14pt"/>
    </style:style>
    <style:style style:name="T385" style:parent-style-name="Основнойшрифтабзаца" style:family="text">
      <style:text-properties fo:font-size="14pt" style:font-size-asian="14pt" style:font-size-complex="14pt"/>
    </style:style>
    <style:style style:name="T386" style:parent-style-name="Основнойшрифтабзаца" style:family="text">
      <style:text-properties fo:font-size="14pt" style:font-size-asian="14pt" style:font-size-complex="14pt"/>
    </style:style>
    <style:style style:name="T387" style:parent-style-name="Основнойшрифтабзаца" style:family="text">
      <style:text-properties fo:font-size="14pt" style:font-size-asian="14pt" style:font-size-complex="14pt"/>
    </style:style>
    <style:style style:name="T388" style:parent-style-name="Основнойшрифтабзаца" style:family="text">
      <style:text-properties fo:font-size="14pt" style:font-size-asian="14pt" style:font-size-complex="14pt"/>
    </style:style>
    <style:style style:name="T389" style:parent-style-name="SourceText" style:family="text">
      <style:text-properties fo:font-size="14pt" style:font-size-asian="14pt" style:font-size-complex="14pt"/>
    </style:style>
    <style:style style:name="T390" style:parent-style-name="Основнойшрифтабзаца" style:family="text">
      <style:text-properties fo:font-size="14pt" style:font-size-asian="14pt" style:font-size-complex="14pt"/>
    </style:style>
    <style:style style:name="T391" style:parent-style-name="Основнойшрифтабзаца" style:family="text">
      <style:text-properties fo:font-size="14pt" style:font-size-asian="14pt" style:font-size-complex="14pt"/>
    </style:style>
    <style:style style:name="T392" style:parent-style-name="Основнойшрифтабзаца" style:family="text">
      <style:text-properties fo:font-size="14pt" style:font-size-asian="14pt" style:font-size-complex="14pt"/>
    </style:style>
    <style:style style:name="T393" style:parent-style-name="Основнойшрифтабзаца" style:family="text">
      <style:text-properties fo:font-size="14pt" style:font-size-asian="14pt" style:font-size-complex="14pt"/>
    </style:style>
    <style:style style:name="T394" style:parent-style-name="SourceText" style:family="text">
      <style:text-properties fo:font-size="14pt" style:font-size-asian="14pt" style:font-size-complex="14pt"/>
    </style:style>
    <style:style style:name="T395" style:parent-style-name="SourceText" style:family="text">
      <style:text-properties fo:font-size="14pt" style:font-size-asian="14pt" style:font-size-complex="14pt"/>
    </style:style>
    <style:style style:name="T396" style:parent-style-name="Основнойшрифтабзаца" style:family="text">
      <style:text-properties fo:font-size="14pt" style:font-size-asian="14pt" style:font-size-complex="14pt"/>
    </style:style>
    <style:style style:name="T397" style:parent-style-name="SourceText" style:family="text">
      <style:text-properties fo:font-size="14pt" style:font-size-asian="14pt" style:font-size-complex="14pt"/>
    </style:style>
    <style:style style:name="T398" style:parent-style-name="Основнойшрифтабзаца" style:family="text">
      <style:text-properties fo:font-size="14pt" style:font-size-asian="14pt" style:font-size-complex="14pt"/>
    </style:style>
    <style:style style:name="T399" style:parent-style-name="SourceText" style:family="text">
      <style:text-properties fo:font-size="14pt" style:font-size-asian="14pt" style:font-size-complex="14pt"/>
    </style:style>
    <style:style style:name="T400" style:parent-style-name="Основнойшрифтабзаца" style:family="text">
      <style:text-properties fo:font-size="14pt" style:font-size-asian="14pt" style:font-size-complex="14pt"/>
    </style:style>
    <style:style style:name="T401" style:parent-style-name="SourceText" style:family="text">
      <style:text-properties fo:font-size="14pt" style:font-size-asian="14pt" style:font-size-complex="14pt"/>
    </style:style>
    <style:style style:name="T402" style:parent-style-name="Основнойшрифтабзаца" style:family="text">
      <style:text-properties fo:font-size="14pt" style:font-size-asian="14pt" style:font-size-complex="14pt"/>
    </style:style>
    <style:style style:name="T403" style:parent-style-name="SourceText" style:family="text">
      <style:text-properties fo:font-size="14pt" style:font-size-asian="14pt" style:font-size-complex="14pt"/>
    </style:style>
    <style:style style:name="T404" style:parent-style-name="Основнойшрифтабзаца" style:family="text">
      <style:text-properties fo:font-size="14pt" style:font-size-asian="14pt" style:font-size-complex="14pt"/>
    </style:style>
    <style:style style:name="T405" style:parent-style-name="Основнойшрифтабзаца" style:family="text">
      <style:text-properties fo:font-size="14pt" style:font-size-asian="14pt" style:font-size-complex="14pt"/>
    </style:style>
    <style:style style:name="T406" style:parent-style-name="Основнойшрифтабзаца" style:family="text">
      <style:text-properties fo:font-size="14pt" style:font-size-asian="14pt" style:font-size-complex="14pt"/>
    </style:style>
    <style:style style:name="T407" style:parent-style-name="Основнойшрифтабзаца" style:family="text">
      <style:text-properties fo:font-size="14pt" style:font-size-asian="14pt" style:font-size-complex="14pt"/>
    </style:style>
    <style:style style:name="T408" style:parent-style-name="Основнойшрифтабзаца" style:family="text">
      <style:text-properties fo:font-size="14pt" style:font-size-asian="14pt" style:font-size-complex="14pt"/>
    </style:style>
    <style:style style:name="T409" style:parent-style-name="Основнойшрифтабзаца" style:family="text">
      <style:text-properties fo:font-size="14pt" style:font-size-asian="14pt" style:font-size-complex="14pt"/>
    </style:style>
    <style:style style:name="T410" style:parent-style-name="Основнойшрифтабзаца" style:family="text">
      <style:text-properties fo:font-size="14pt" style:font-size-asian="14pt" style:font-size-complex="14pt"/>
    </style:style>
    <style:style style:name="T411" style:parent-style-name="Основнойшрифтабзаца" style:family="text">
      <style:text-properties fo:font-size="14pt" style:font-size-asian="14pt" style:font-size-complex="14pt"/>
    </style:style>
    <style:style style:name="T412" style:parent-style-name="SourceText" style:family="text">
      <style:text-properties fo:font-size="14pt" style:font-size-asian="14pt" style:font-size-complex="14pt"/>
    </style:style>
    <style:style style:name="T413" style:parent-style-name="Основнойшрифтабзаца" style:family="text">
      <style:text-properties fo:font-size="14pt" style:font-size-asian="14pt" style:font-size-complex="14pt"/>
    </style:style>
    <style:style style:name="T414" style:parent-style-name="Основнойшрифтабзаца" style:family="text">
      <style:text-properties fo:font-size="14pt" style:font-size-asian="14pt" style:font-size-complex="14pt"/>
    </style:style>
    <style:style style:name="T415" style:parent-style-name="Основнойшрифтабзаца" style:family="text">
      <style:text-properties fo:font-size="14pt" style:font-size-asian="14pt" style:font-size-complex="14pt"/>
    </style:style>
    <style:style style:name="T416" style:parent-style-name="Основнойшрифтабзаца" style:family="text">
      <style:text-properties fo:font-size="14pt" style:font-size-asian="14pt" style:font-size-complex="14pt"/>
    </style:style>
    <style:style style:name="T417" style:parent-style-name="Основнойшрифтабзаца" style:family="text">
      <style:text-properties fo:font-size="14pt" style:font-size-asian="14pt" style:font-size-complex="14pt"/>
    </style:style>
    <style:style style:name="T418" style:parent-style-name="Основнойшрифтабзаца" style:family="text">
      <style:text-properties fo:font-size="14pt" style:font-size-asian="14pt" style:font-size-complex="14pt"/>
    </style:style>
    <style:style style:name="T419" style:parent-style-name="Основнойшрифтабзаца" style:family="text">
      <style:text-properties fo:font-size="14pt" style:font-size-asian="14pt" style:font-size-complex="14pt"/>
    </style:style>
    <style:style style:name="T420" style:parent-style-name="Основнойшрифтабзаца" style:family="text">
      <style:text-properties fo:font-size="14pt" style:font-size-asian="14pt" style:font-size-complex="14pt"/>
    </style:style>
    <style:style style:name="T421" style:parent-style-name="Основнойшрифтабзаца" style:family="text">
      <style:text-properties fo:font-size="14pt" style:font-size-asian="14pt" style:font-size-complex="14pt"/>
    </style:style>
    <style:style style:name="T422" style:parent-style-name="Основнойшрифтабзаца" style:family="text">
      <style:text-properties fo:font-size="14pt" style:font-size-asian="14pt" style:font-size-complex="14pt"/>
    </style:style>
    <style:style style:name="T423" style:parent-style-name="Основнойшрифтабзаца" style:family="text">
      <style:text-properties fo:font-size="14pt" style:font-size-asian="14pt" style:font-size-complex="14pt"/>
    </style:style>
    <style:style style:name="T424" style:parent-style-name="Основнойшрифтабзаца" style:family="text">
      <style:text-properties fo:font-size="14pt" style:font-size-asian="14pt" style:font-size-complex="14pt"/>
    </style:style>
    <style:style style:name="T425" style:parent-style-name="Основнойшрифтабзаца" style:family="text">
      <style:text-properties fo:font-size="14pt" style:font-size-asian="14pt" style:font-size-complex="14pt"/>
    </style:style>
    <style:style style:name="T426" style:parent-style-name="Основнойшрифтабзаца" style:family="text">
      <style:text-properties fo:font-size="14pt" style:font-size-asian="14pt" style:font-size-complex="14pt"/>
    </style:style>
    <style:style style:name="T427" style:parent-style-name="Основнойшрифтабзаца" style:family="text">
      <style:text-properties fo:font-size="14pt" style:font-size-asian="14pt" style:font-size-complex="14pt"/>
    </style:style>
    <style:style style:name="T428" style:parent-style-name="Основнойшрифтабзаца" style:family="text">
      <style:text-properties fo:font-size="14pt" style:font-size-asian="14pt" style:font-size-complex="14pt"/>
    </style:style>
    <style:style style:name="T429" style:parent-style-name="Основнойшрифтабзаца" style:family="text">
      <style:text-properties fo:font-size="14pt" style:font-size-asian="14pt" style:font-size-complex="14pt"/>
    </style:style>
    <style:style style:name="T430" style:parent-style-name="Основнойшрифтабзаца" style:family="text">
      <style:text-properties fo:font-size="14pt" style:font-size-asian="14pt" style:font-size-complex="14pt"/>
    </style:style>
    <style:style style:name="T431" style:parent-style-name="Основнойшрифтабзаца" style:family="text">
      <style:text-properties fo:font-size="14pt" style:font-size-asian="14pt" style:font-size-complex="14pt"/>
    </style:style>
    <style:style style:name="T432" style:parent-style-name="Основнойшрифтабзаца" style:family="text">
      <style:text-properties fo:font-size="14pt" style:font-size-asian="14pt" style:font-size-complex="14pt"/>
    </style:style>
    <style:style style:name="T433" style:parent-style-name="Основнойшрифтабзаца" style:family="text">
      <style:text-properties fo:font-size="14pt" style:font-size-asian="14pt" style:font-size-complex="14pt"/>
    </style:style>
    <style:style style:name="T434" style:parent-style-name="Основнойшрифтабзаца" style:family="text">
      <style:text-properties fo:font-size="14pt" style:font-size-asian="14pt" style:font-size-complex="14pt"/>
    </style:style>
    <style:style style:name="T435" style:parent-style-name="Основнойшрифтабзаца" style:family="text">
      <style:text-properties fo:font-size="14pt" style:font-size-asian="14pt" style:font-size-complex="14pt"/>
    </style:style>
    <style:style style:name="T436" style:parent-style-name="Основнойшрифтабзаца" style:family="text">
      <style:text-properties fo:font-size="14pt" style:font-size-asian="14pt" style:font-size-complex="14pt"/>
    </style:style>
    <style:style style:name="T437" style:parent-style-name="Основнойшрифтабзаца" style:family="text">
      <style:text-properties fo:font-size="14pt" style:font-size-asian="14pt" style:font-size-complex="14pt"/>
    </style:style>
    <style:style style:name="T438" style:parent-style-name="SourceText" style:family="text">
      <style:text-properties fo:font-size="14pt" style:font-size-asian="14pt" style:font-size-complex="14pt"/>
    </style:style>
    <style:style style:name="T439" style:parent-style-name="Основнойшрифтабзаца" style:family="text">
      <style:text-properties fo:font-size="14pt" style:font-size-asian="14pt" style:font-size-complex="14pt"/>
    </style:style>
    <style:style style:name="T440" style:parent-style-name="SourceText" style:family="text">
      <style:text-properties fo:font-size="14pt" style:font-size-asian="14pt" style:font-size-complex="14pt"/>
    </style:style>
    <style:style style:name="T441" style:parent-style-name="Основнойшрифтабзаца" style:family="text">
      <style:text-properties fo:font-size="14pt" style:font-size-asian="14pt" style:font-size-complex="14pt"/>
    </style:style>
    <style:style style:name="T442" style:parent-style-name="Основнойшрифтабзаца" style:family="text">
      <style:text-properties fo:font-size="14pt" style:font-size-asian="14pt" style:font-size-complex="14pt"/>
    </style:style>
    <style:style style:name="T443" style:parent-style-name="Основнойшрифтабзаца" style:family="text">
      <style:text-properties fo:font-size="14pt" style:font-size-asian="14pt" style:font-size-complex="14pt"/>
    </style:style>
    <style:style style:name="T444" style:parent-style-name="Основнойшрифтабзаца" style:family="text">
      <style:text-properties fo:font-size="14pt" style:font-size-asian="14pt" style:font-size-complex="14pt"/>
    </style:style>
    <style:style style:name="T445" style:parent-style-name="Основнойшрифтабзаца" style:family="text">
      <style:text-properties fo:font-size="14pt" style:font-size-asian="14pt" style:font-size-complex="14pt"/>
    </style:style>
    <style:style style:name="T446" style:parent-style-name="Основнойшрифтабзаца" style:family="text">
      <style:text-properties fo:font-size="14pt" style:font-size-asian="14pt" style:font-size-complex="14pt"/>
    </style:style>
    <style:style style:name="T447" style:parent-style-name="Основнойшрифтабзаца" style:family="text">
      <style:text-properties fo:font-size="14pt" style:font-size-asian="14pt" style:font-size-complex="14pt"/>
    </style:style>
    <style:style style:name="T448" style:parent-style-name="SourceText" style:family="text">
      <style:text-properties fo:font-size="14pt" style:font-size-asian="14pt" style:font-size-complex="14pt"/>
    </style:style>
    <style:style style:name="T449" style:parent-style-name="Основнойшрифтабзаца" style:family="text">
      <style:text-properties fo:font-size="14pt" style:font-size-asian="14pt" style:font-size-complex="14pt"/>
    </style:style>
    <style:style style:name="T450" style:parent-style-name="Основнойшрифтабзаца" style:family="text">
      <style:text-properties fo:font-size="14pt" style:font-size-asian="14pt" style:font-size-complex="14pt"/>
    </style:style>
    <style:style style:name="T451" style:parent-style-name="Основнойшрифтабзаца" style:family="text">
      <style:text-properties fo:font-size="14pt" style:font-size-asian="14pt" style:font-size-complex="14pt"/>
    </style:style>
    <style:style style:name="T452" style:parent-style-name="SourceText" style:family="text">
      <style:text-properties fo:font-size="14pt" style:font-size-asian="14pt" style:font-size-complex="14pt"/>
    </style:style>
    <style:style style:name="T453" style:parent-style-name="SourceText" style:family="text">
      <style:text-properties fo:font-size="14pt" style:font-size-asian="14pt" style:font-size-complex="14pt"/>
    </style:style>
    <style:style style:name="T454" style:parent-style-name="Основнойшрифтабзаца" style:family="text">
      <style:text-properties fo:font-size="14pt" style:font-size-asian="14pt" style:font-size-complex="14pt"/>
    </style:style>
    <style:style style:name="T455" style:parent-style-name="Основнойшрифтабзаца" style:family="text">
      <style:text-properties fo:font-size="14pt" style:font-size-asian="14pt" style:font-size-complex="14pt"/>
    </style:style>
    <style:style style:name="T456" style:parent-style-name="Основнойшрифтабзаца" style:family="text">
      <style:text-properties fo:font-size="14pt" style:font-size-asian="14pt" style:font-size-complex="14pt"/>
    </style:style>
    <style:style style:name="T457" style:parent-style-name="SourceText" style:family="text">
      <style:text-properties fo:font-size="14pt" style:font-size-asian="14pt" style:font-size-complex="14pt"/>
    </style:style>
    <style:style style:name="T458" style:parent-style-name="Основнойшрифтабзаца" style:family="text">
      <style:text-properties fo:font-size="14pt" style:font-size-asian="14pt" style:font-size-complex="14pt"/>
    </style:style>
    <style:style style:name="T459" style:parent-style-name="Основнойшрифтабзаца" style:family="text">
      <style:text-properties fo:font-size="14pt" style:font-size-asian="14pt" style:font-size-complex="14pt"/>
    </style:style>
    <style:style style:name="T460" style:parent-style-name="Основнойшрифтабзаца" style:family="text">
      <style:text-properties fo:font-size="14pt" style:font-size-asian="14pt" style:font-size-complex="14pt"/>
    </style:style>
    <style:style style:name="T461" style:parent-style-name="Основнойшрифтабзаца" style:family="text">
      <style:text-properties fo:font-size="14pt" style:font-size-asian="14pt" style:font-size-complex="14pt"/>
    </style:style>
    <style:style style:name="T462" style:parent-style-name="Основнойшрифтабзаца" style:family="text">
      <style:text-properties fo:font-size="14pt" style:font-size-asian="14pt" style:font-size-complex="14pt"/>
    </style:style>
    <style:style style:name="T463" style:parent-style-name="Основнойшрифтабзаца" style:family="text">
      <style:text-properties fo:font-size="14pt" style:font-size-asian="14pt" style:font-size-complex="14pt"/>
    </style:style>
    <style:style style:name="T464" style:parent-style-name="Основнойшрифтабзаца" style:family="text">
      <style:text-properties fo:font-size="14pt" style:font-size-asian="14pt" style:font-size-complex="14pt"/>
    </style:style>
    <style:style style:name="T465" style:parent-style-name="Основнойшрифтабзаца" style:family="text">
      <style:text-properties fo:font-size="14pt" style:font-size-asian="14pt" style:font-size-complex="14pt"/>
    </style:style>
    <style:style style:name="T466" style:parent-style-name="Основнойшрифтабзаца" style:family="text">
      <style:text-properties fo:font-size="14pt" style:font-size-asian="14pt" style:font-size-complex="14pt"/>
    </style:style>
    <style:style style:name="T467" style:parent-style-name="Основнойшрифтабзаца" style:family="text">
      <style:text-properties fo:font-size="14pt" style:font-size-asian="14pt" style:font-size-complex="14pt"/>
    </style:style>
    <style:style style:name="T468" style:parent-style-name="Основнойшрифтабзаца" style:family="text">
      <style:text-properties fo:font-size="14pt" style:font-size-asian="14pt" style:font-size-complex="14pt"/>
    </style:style>
    <style:style style:name="T469" style:parent-style-name="Основнойшрифтабзаца" style:family="text">
      <style:text-properties fo:font-size="14pt" style:font-size-asian="14pt" style:font-size-complex="14pt"/>
    </style:style>
    <style:style style:name="T470" style:parent-style-name="Основнойшрифтабзаца" style:family="text">
      <style:text-properties fo:font-size="14pt" style:font-size-asian="14pt" style:font-size-complex="14pt"/>
    </style:style>
    <style:style style:name="T471" style:parent-style-name="Основнойшрифтабзаца" style:family="text">
      <style:text-properties fo:font-size="14pt" style:font-size-asian="14pt" style:font-size-complex="14pt"/>
    </style:style>
    <style:style style:name="T472" style:parent-style-name="Основнойшрифтабзаца" style:family="text">
      <style:text-properties fo:font-size="14pt" style:font-size-asian="14pt" style:font-size-complex="14pt"/>
    </style:style>
    <style:style style:name="T473" style:parent-style-name="Основнойшрифтабзаца" style:family="text">
      <style:text-properties fo:font-size="14pt" style:font-size-asian="14pt" style:font-size-complex="14pt"/>
    </style:style>
    <style:style style:name="T474" style:parent-style-name="Основнойшрифтабзаца" style:family="text">
      <style:text-properties fo:font-size="14pt" style:font-size-asian="14pt" style:font-size-complex="14pt"/>
    </style:style>
    <style:style style:name="T475" style:parent-style-name="Основнойшрифтабзаца" style:family="text">
      <style:text-properties fo:font-size="14pt" style:font-size-asian="14pt" style:font-size-complex="14pt"/>
    </style:style>
    <style:style style:name="T476" style:parent-style-name="Основнойшрифтабзаца" style:family="text">
      <style:text-properties fo:font-size="14pt" style:font-size-asian="14pt" style:font-size-complex="14pt"/>
    </style:style>
    <style:style style:name="T477" style:parent-style-name="SourceText" style:family="text">
      <style:text-properties fo:font-size="14pt" style:font-size-asian="14pt" style:font-size-complex="14pt"/>
    </style:style>
    <style:style style:name="T478" style:parent-style-name="Основнойшрифтабзаца" style:family="text">
      <style:text-properties fo:font-size="14pt" style:font-size-asian="14pt" style:font-size-complex="14pt"/>
    </style:style>
    <style:style style:name="T479" style:parent-style-name="SourceText" style:family="text">
      <style:text-properties fo:font-size="14pt" style:font-size-asian="14pt" style:font-size-complex="14pt"/>
    </style:style>
    <style:style style:name="T480" style:parent-style-name="Основнойшрифтабзаца" style:family="text">
      <style:text-properties fo:font-size="14pt" style:font-size-asian="14pt" style:font-size-complex="14pt"/>
    </style:style>
    <style:style style:name="T481" style:parent-style-name="Основнойшрифтабзаца" style:family="text">
      <style:text-properties fo:font-size="14pt" style:font-size-asian="14pt" style:font-size-complex="14pt"/>
    </style:style>
    <style:style style:name="T482" style:parent-style-name="Основнойшрифтабзаца" style:family="text">
      <style:text-properties fo:font-size="14pt" style:font-size-asian="14pt" style:font-size-complex="14pt"/>
    </style:style>
    <style:style style:name="T483" style:parent-style-name="Основнойшрифтабзаца" style:family="text">
      <style:text-properties fo:font-size="14pt" style:font-size-asian="14pt" style:font-size-complex="14pt"/>
    </style:style>
    <style:style style:name="T484" style:parent-style-name="Основнойшрифтабзаца" style:family="text">
      <style:text-properties fo:font-size="14pt" style:font-size-asian="14pt" style:font-size-complex="14pt"/>
    </style:style>
    <style:style style:name="T485" style:parent-style-name="Основнойшрифтабзаца" style:family="text">
      <style:text-properties fo:font-size="14pt" style:font-size-asian="14pt" style:font-size-complex="14pt"/>
    </style:style>
    <style:style style:name="T486" style:parent-style-name="Основнойшрифтабзаца" style:family="text">
      <style:text-properties fo:font-size="14pt" style:font-size-asian="14pt" style:font-size-complex="14pt"/>
    </style:style>
    <style:style style:name="T487" style:parent-style-name="Основнойшрифтабзаца" style:family="text">
      <style:text-properties fo:font-size="14pt" style:font-size-asian="14pt" style:font-size-complex="14pt"/>
    </style:style>
    <style:style style:name="T488" style:parent-style-name="Основнойшрифтабзаца" style:family="text">
      <style:text-properties fo:font-size="14pt" style:font-size-asian="14pt" style:font-size-complex="14pt"/>
    </style:style>
    <style:style style:name="T489" style:parent-style-name="Основнойшрифтабзаца" style:family="text">
      <style:text-properties fo:font-size="14pt" style:font-size-asian="14pt" style:font-size-complex="14pt"/>
    </style:style>
    <style:style style:name="T490" style:parent-style-name="Основнойшрифтабзаца" style:family="text">
      <style:text-properties fo:font-size="14pt" style:font-size-asian="14pt" style:font-size-complex="14pt"/>
    </style:style>
    <style:style style:name="T491" style:parent-style-name="Основнойшрифтабзаца" style:family="text">
      <style:text-properties fo:font-size="14pt" style:font-size-asian="14pt" style:font-size-complex="14pt"/>
    </style:style>
    <style:style style:name="T492" style:parent-style-name="Основнойшрифтабзаца" style:family="text">
      <style:text-properties fo:font-size="14pt" style:font-size-asian="14pt" style:font-size-complex="14pt"/>
    </style:style>
    <style:style style:name="T493" style:parent-style-name="Основнойшрифтабзаца" style:family="text">
      <style:text-properties fo:font-size="14pt" style:font-size-asian="14pt" style:font-size-complex="14pt"/>
    </style:style>
    <style:style style:name="T494" style:parent-style-name="Основнойшрифтабзаца" style:family="text">
      <style:text-properties fo:font-size="14pt" style:font-size-asian="14pt" style:font-size-complex="14pt"/>
    </style:style>
    <style:style style:name="T495" style:parent-style-name="Основнойшрифтабзаца" style:family="text">
      <style:text-properties fo:font-size="14pt" style:font-size-asian="14pt" style:font-size-complex="14pt"/>
    </style:style>
    <style:style style:name="T496" style:parent-style-name="Основнойшрифтабзаца" style:family="text">
      <style:text-properties fo:font-size="14pt" style:font-size-asian="14pt" style:font-size-complex="14pt"/>
    </style:style>
    <style:style style:name="T497" style:parent-style-name="Основнойшрифтабзаца" style:family="text">
      <style:text-properties fo:font-size="14pt" style:font-size-asian="14pt" style:font-size-complex="14pt"/>
    </style:style>
    <style:style style:name="T498" style:parent-style-name="Основнойшрифтабзаца" style:family="text">
      <style:text-properties fo:font-size="14pt" style:font-size-asian="14pt" style:font-size-complex="14pt"/>
    </style:style>
    <style:style style:name="T499" style:parent-style-name="Основнойшрифтабзаца" style:family="text">
      <style:text-properties fo:font-size="14pt" style:font-size-asian="14pt" style:font-size-complex="14pt"/>
    </style:style>
    <style:style style:name="T500" style:parent-style-name="Основнойшрифтабзаца" style:family="text">
      <style:text-properties fo:font-size="14pt" style:font-size-asian="14pt" style:font-size-complex="14pt"/>
    </style:style>
    <style:style style:name="T501" style:parent-style-name="Основнойшрифтабзаца" style:family="text">
      <style:text-properties fo:font-size="14pt" style:font-size-asian="14pt" style:font-size-complex="14pt"/>
    </style:style>
    <style:style style:name="T502" style:parent-style-name="Основнойшрифтабзаца" style:family="text">
      <style:text-properties fo:font-size="14pt" style:font-size-asian="14pt" style:font-size-complex="14pt"/>
    </style:style>
    <style:style style:name="T503" style:parent-style-name="Основнойшрифтабзаца" style:family="text">
      <style:text-properties fo:font-size="14pt" style:font-size-asian="14pt" style:font-size-complex="14pt"/>
    </style:style>
    <style:style style:name="T504" style:parent-style-name="Основнойшрифтабзаца" style:family="text">
      <style:text-properties fo:font-size="14pt" style:font-size-asian="14pt" style:font-size-complex="14pt"/>
    </style:style>
    <style:style style:name="T505" style:parent-style-name="Основнойшрифтабзаца" style:family="text">
      <style:text-properties fo:font-size="14pt" style:font-size-asian="14pt" style:font-size-complex="14pt"/>
    </style:style>
    <style:style style:name="T506" style:parent-style-name="Основнойшрифтабзаца" style:family="text">
      <style:text-properties fo:font-size="14pt" style:font-size-asian="14pt" style:font-size-complex="14pt"/>
    </style:style>
    <style:style style:name="T507" style:parent-style-name="Основнойшрифтабзаца" style:family="text">
      <style:text-properties fo:font-size="14pt" style:font-size-asian="14pt" style:font-size-complex="14pt"/>
    </style:style>
    <style:style style:name="T508" style:parent-style-name="Основнойшрифтабзаца" style:family="text">
      <style:text-properties fo:font-size="14pt" style:font-size-asian="14pt" style:font-size-complex="14pt"/>
    </style:style>
    <style:style style:name="T509" style:parent-style-name="Основнойшрифтабзаца" style:family="text">
      <style:text-properties fo:font-size="14pt" style:font-size-asian="14pt" style:font-size-complex="14pt"/>
    </style:style>
    <style:style style:name="T510" style:parent-style-name="Основнойшрифтабзаца" style:family="text">
      <style:text-properties fo:font-size="14pt" style:font-size-asian="14pt" style:font-size-complex="14pt"/>
    </style:style>
    <style:style style:name="T511" style:parent-style-name="Основнойшрифтабзаца" style:family="text">
      <style:text-properties fo:font-size="14pt" style:font-size-asian="14pt" style:font-size-complex="14pt"/>
    </style:style>
    <style:style style:name="T512" style:parent-style-name="Основнойшрифтабзаца" style:family="text">
      <style:text-properties fo:font-size="14pt" style:font-size-asian="14pt" style:font-size-complex="14pt"/>
    </style:style>
    <style:style style:name="T513" style:parent-style-name="Основнойшрифтабзаца" style:family="text">
      <style:text-properties fo:font-size="14pt" style:font-size-asian="14pt" style:font-size-complex="14pt"/>
    </style:style>
    <style:style style:name="T514" style:parent-style-name="Основнойшрифтабзаца" style:family="text">
      <style:text-properties fo:font-size="14pt" style:font-size-asian="14pt" style:font-size-complex="14pt"/>
    </style:style>
    <style:style style:name="T515" style:parent-style-name="Основнойшрифтабзаца" style:family="text">
      <style:text-properties fo:font-size="14pt" style:font-size-asian="14pt" style:font-size-complex="14pt"/>
    </style:style>
    <style:style style:name="T516" style:parent-style-name="Основнойшрифтабзаца" style:family="text">
      <style:text-properties fo:font-size="14pt" style:font-size-asian="14pt" style:font-size-complex="14pt"/>
    </style:style>
    <style:style style:name="T517" style:parent-style-name="Основнойшрифтабзаца" style:family="text">
      <style:text-properties fo:font-size="14pt" style:font-size-asian="14pt" style:font-size-complex="14pt"/>
    </style:style>
    <style:style style:name="T518" style:parent-style-name="Основнойшрифтабзаца" style:family="text">
      <style:text-properties fo:font-size="14pt" style:font-size-asian="14pt" style:font-size-complex="14pt"/>
    </style:style>
    <style:style style:name="T519" style:parent-style-name="Основнойшрифтабзаца" style:family="text">
      <style:text-properties fo:font-size="14pt" style:font-size-asian="14pt" style:font-size-complex="14pt"/>
    </style:style>
    <style:style style:name="T520" style:parent-style-name="Основнойшрифтабзаца" style:family="text">
      <style:text-properties fo:font-size="14pt" style:font-size-asian="14pt" style:font-size-complex="14pt"/>
    </style:style>
    <style:style style:name="T521" style:parent-style-name="Основнойшрифтабзаца" style:family="text">
      <style:text-properties fo:font-size="14pt" style:font-size-asian="14pt" style:font-size-complex="14pt"/>
    </style:style>
    <style:style style:name="T522" style:parent-style-name="Основнойшрифтабзаца" style:family="text">
      <style:text-properties fo:font-size="14pt" style:font-size-asian="14pt" style:font-size-complex="14pt"/>
    </style:style>
    <style:style style:name="T523" style:parent-style-name="Основнойшрифтабзаца" style:family="text">
      <style:text-properties fo:font-size="14pt" style:font-size-asian="14pt" style:font-size-complex="14pt"/>
    </style:style>
    <style:style style:name="T524" style:parent-style-name="Основнойшрифтабзаца" style:family="text">
      <style:text-properties fo:font-size="14pt" style:font-size-asian="14pt" style:font-size-complex="14pt"/>
    </style:style>
    <style:style style:name="T525" style:parent-style-name="Основнойшрифтабзаца" style:family="text">
      <style:text-properties fo:font-size="14pt" style:font-size-asian="14pt" style:font-size-complex="14pt"/>
    </style:style>
    <style:style style:name="T526" style:parent-style-name="Основнойшрифтабзаца" style:family="text">
      <style:text-properties fo:font-size="14pt" style:font-size-asian="14pt" style:font-size-complex="14pt"/>
    </style:style>
    <style:style style:name="T527" style:parent-style-name="Основнойшрифтабзаца" style:family="text">
      <style:text-properties fo:font-size="14pt" style:font-size-asian="14pt" style:font-size-complex="14pt"/>
    </style:style>
    <style:style style:name="T528" style:parent-style-name="Основнойшрифтабзаца" style:family="text">
      <style:text-properties fo:font-size="14pt" style:font-size-asian="14pt" style:font-size-complex="14pt"/>
    </style:style>
    <style:style style:name="T529" style:parent-style-name="Основнойшрифтабзаца" style:family="text">
      <style:text-properties fo:font-size="14pt" style:font-size-asian="14pt" style:font-size-complex="14pt"/>
    </style:style>
    <style:style style:name="T530" style:parent-style-name="Основнойшрифтабзаца" style:family="text">
      <style:text-properties fo:font-size="14pt" style:font-size-asian="14pt" style:font-size-complex="14pt"/>
    </style:style>
    <style:style style:name="T531" style:parent-style-name="Основнойшрифтабзаца" style:family="text">
      <style:text-properties fo:font-size="14pt" style:font-size-asian="14pt" style:font-size-complex="14pt"/>
    </style:style>
    <style:style style:name="T532" style:parent-style-name="Основнойшрифтабзаца" style:family="text">
      <style:text-properties fo:font-size="14pt" style:font-size-asian="14pt" style:font-size-complex="14pt"/>
    </style:style>
    <style:style style:name="T533" style:parent-style-name="Основнойшрифтабзаца" style:family="text">
      <style:text-properties fo:font-size="14pt" style:font-size-asian="14pt" style:font-size-complex="14pt"/>
    </style:style>
    <style:style style:name="T534" style:parent-style-name="Основнойшрифтабзаца" style:family="text">
      <style:text-properties fo:font-size="14pt" style:font-size-asian="14pt" style:font-size-complex="14pt"/>
    </style:style>
    <style:style style:name="T535" style:parent-style-name="Основнойшрифтабзаца" style:family="text">
      <style:text-properties fo:font-size="14pt" style:font-size-asian="14pt" style:font-size-complex="14pt"/>
    </style:style>
    <style:style style:name="T536" style:parent-style-name="Основнойшрифтабзаца" style:family="text">
      <style:text-properties fo:font-size="14pt" style:font-size-asian="14pt" style:font-size-complex="14pt"/>
    </style:style>
    <style:style style:name="T537" style:parent-style-name="Основнойшрифтабзаца" style:family="text">
      <style:text-properties fo:font-size="14pt" style:font-size-asian="14pt" style:font-size-complex="14pt"/>
    </style:style>
    <style:style style:name="T538" style:parent-style-name="Основнойшрифтабзаца" style:family="text">
      <style:text-properties fo:font-size="14pt" style:font-size-asian="14pt" style:font-size-complex="14pt"/>
    </style:style>
    <style:style style:name="T539" style:parent-style-name="Основнойшрифтабзаца" style:family="text">
      <style:text-properties fo:font-size="14pt" style:font-size-asian="14pt" style:font-size-complex="14pt"/>
    </style:style>
    <style:style style:name="T540" style:parent-style-name="Основнойшрифтабзаца" style:family="text">
      <style:text-properties fo:font-size="14pt" style:font-size-asian="14pt" style:font-size-complex="14pt"/>
    </style:style>
    <style:style style:name="T541" style:parent-style-name="Основнойшрифтабзаца" style:family="text">
      <style:text-properties fo:font-size="14pt" style:font-size-asian="14pt" style:font-size-complex="14pt"/>
    </style:style>
    <style:style style:name="T542" style:parent-style-name="Основнойшрифтабзаца" style:family="text">
      <style:text-properties fo:font-size="14pt" style:font-size-asian="14pt" style:font-size-complex="14pt"/>
    </style:style>
    <style:style style:name="T543" style:parent-style-name="Основнойшрифтабзаца" style:family="text">
      <style:text-properties fo:font-size="14pt" style:font-size-asian="14pt" style:font-size-complex="14pt"/>
    </style:style>
    <style:style style:name="T544" style:parent-style-name="Основнойшрифтабзаца" style:family="text">
      <style:text-properties fo:font-size="14pt" style:font-size-asian="14pt" style:font-size-complex="14pt"/>
    </style:style>
    <style:style style:name="T545" style:parent-style-name="Основнойшрифтабзаца" style:family="text">
      <style:text-properties fo:font-size="14pt" style:font-size-asian="14pt" style:font-size-complex="14pt"/>
    </style:style>
    <style:style style:name="T546" style:parent-style-name="Основнойшрифтабзаца" style:family="text">
      <style:text-properties fo:font-size="14pt" style:font-size-asian="14pt" style:font-size-complex="14pt"/>
    </style:style>
    <style:style style:name="T547" style:parent-style-name="Основнойшрифтабзаца" style:family="text">
      <style:text-properties fo:font-size="14pt" style:font-size-asian="14pt" style:font-size-complex="14pt"/>
    </style:style>
    <style:style style:name="T548" style:parent-style-name="Основнойшрифтабзаца" style:family="text">
      <style:text-properties fo:font-size="14pt" style:font-size-asian="14pt" style:font-size-complex="14pt"/>
    </style:style>
    <style:style style:name="T549" style:parent-style-name="Основнойшрифтабзаца" style:family="text">
      <style:text-properties fo:font-size="14pt" style:font-size-asian="14pt" style:font-size-complex="14pt"/>
    </style:style>
    <style:style style:name="T550" style:parent-style-name="Основнойшрифтабзаца" style:family="text">
      <style:text-properties fo:font-size="14pt" style:font-size-asian="14pt" style:font-size-complex="14pt"/>
    </style:style>
    <style:style style:name="T551" style:parent-style-name="Основнойшрифтабзаца" style:family="text">
      <style:text-properties fo:font-size="14pt" style:font-size-asian="14pt" style:font-size-complex="14pt"/>
    </style:style>
    <style:style style:name="T552" style:parent-style-name="Основнойшрифтабзаца" style:family="text">
      <style:text-properties fo:font-size="14pt" style:font-size-asian="14pt" style:font-size-complex="14pt"/>
    </style:style>
    <style:style style:name="T553" style:parent-style-name="Основнойшрифтабзаца" style:family="text">
      <style:text-properties fo:font-size="14pt" style:font-size-asian="14pt" style:font-size-complex="14pt"/>
    </style:style>
    <style:style style:name="T554" style:parent-style-name="Основнойшрифтабзаца" style:family="text">
      <style:text-properties fo:font-size="14pt" style:font-size-asian="14pt" style:font-size-complex="14pt"/>
    </style:style>
    <style:style style:name="T555" style:parent-style-name="Основнойшрифтабзаца" style:family="text">
      <style:text-properties fo:font-size="14pt" style:font-size-asian="14pt" style:font-size-complex="14pt"/>
    </style:style>
    <style:style style:name="T556" style:parent-style-name="Основнойшрифтабзаца" style:family="text">
      <style:text-properties fo:font-size="14pt" style:font-size-asian="14pt" style:font-size-complex="14pt"/>
    </style:style>
    <style:style style:name="T557" style:parent-style-name="Основнойшрифтабзаца" style:family="text">
      <style:text-properties fo:font-size="14pt" style:font-size-asian="14pt" style:font-size-complex="14pt"/>
    </style:style>
    <style:style style:name="T558" style:parent-style-name="Основнойшрифтабзаца" style:family="text">
      <style:text-properties fo:font-size="14pt" style:font-size-asian="14pt" style:font-size-complex="14pt"/>
    </style:style>
    <style:style style:name="T559" style:parent-style-name="Основнойшрифтабзаца" style:family="text">
      <style:text-properties fo:font-size="14pt" style:font-size-asian="14pt" style:font-size-complex="14pt"/>
    </style:style>
    <style:style style:name="T560" style:parent-style-name="Основнойшрифтабзаца" style:family="text">
      <style:text-properties fo:font-size="14pt" style:font-size-asian="14pt" style:font-size-complex="14pt"/>
    </style:style>
    <style:style style:name="T561" style:parent-style-name="Основнойшрифтабзаца" style:family="text">
      <style:text-properties fo:font-size="14pt" style:font-size-asian="14pt" style:font-size-complex="14pt"/>
    </style:style>
    <style:style style:name="T562" style:parent-style-name="Основнойшрифтабзаца" style:family="text">
      <style:text-properties fo:font-size="14pt" style:font-size-asian="14pt" style:font-size-complex="14pt"/>
    </style:style>
    <style:style style:name="T563" style:parent-style-name="Основнойшрифтабзаца" style:family="text">
      <style:text-properties fo:font-size="14pt" style:font-size-asian="14pt" style:font-size-complex="14pt"/>
    </style:style>
    <style:style style:name="T564" style:parent-style-name="Основнойшрифтабзаца" style:family="text">
      <style:text-properties fo:font-size="14pt" style:font-size-asian="14pt" style:font-size-complex="14pt"/>
    </style:style>
    <style:style style:name="T565" style:parent-style-name="Основнойшрифтабзаца" style:family="text">
      <style:text-properties fo:font-size="14pt" style:font-size-asian="14pt" style:font-size-complex="14pt"/>
    </style:style>
    <style:style style:name="T566" style:parent-style-name="Основнойшрифтабзаца" style:family="text">
      <style:text-properties fo:font-size="14pt" style:font-size-asian="14pt" style:font-size-complex="14pt"/>
    </style:style>
    <style:style style:name="T567" style:parent-style-name="Основнойшрифтабзаца" style:family="text">
      <style:text-properties fo:font-size="14pt" style:font-size-asian="14pt" style:font-size-complex="14pt"/>
    </style:style>
    <style:style style:name="T568" style:parent-style-name="SourceText" style:family="text">
      <style:text-properties fo:font-size="14pt" style:font-size-asian="14pt" style:font-size-complex="14pt"/>
    </style:style>
    <style:style style:name="T569" style:parent-style-name="Основнойшрифтабзаца" style:family="text">
      <style:text-properties fo:font-size="14pt" style:font-size-asian="14pt" style:font-size-complex="14pt"/>
    </style:style>
    <style:style style:name="T570" style:parent-style-name="Основнойшрифтабзаца" style:family="text">
      <style:text-properties fo:font-size="14pt" style:font-size-asian="14pt" style:font-size-complex="14pt"/>
    </style:style>
    <style:style style:name="T571" style:parent-style-name="Основнойшрифтабзаца" style:family="text">
      <style:text-properties fo:font-size="14pt" style:font-size-asian="14pt" style:font-size-complex="14pt"/>
    </style:style>
    <style:style style:name="T572" style:parent-style-name="Основнойшрифтабзаца" style:family="text">
      <style:text-properties fo:font-size="14pt" style:font-size-asian="14pt" style:font-size-complex="14pt"/>
    </style:style>
    <style:style style:name="T573" style:parent-style-name="Основнойшрифтабзаца" style:family="text">
      <style:text-properties fo:font-size="14pt" style:font-size-asian="14pt" style:font-size-complex="14pt"/>
    </style:style>
    <style:style style:name="T574" style:parent-style-name="Основнойшрифтабзаца" style:family="text">
      <style:text-properties fo:font-size="14pt" style:font-size-asian="14pt" style:font-size-complex="14pt"/>
    </style:style>
    <style:style style:name="T575" style:parent-style-name="Основнойшрифтабзаца" style:family="text">
      <style:text-properties fo:font-size="14pt" style:font-size-asian="14pt" style:font-size-complex="14pt"/>
    </style:style>
    <style:style style:name="T576" style:parent-style-name="Основнойшрифтабзаца" style:family="text">
      <style:text-properties fo:font-size="14pt" style:font-size-asian="14pt" style:font-size-complex="14pt"/>
    </style:style>
    <style:style style:name="T577" style:parent-style-name="Основнойшрифтабзаца" style:family="text">
      <style:text-properties fo:font-size="14pt" style:font-size-asian="14pt" style:font-size-complex="14pt"/>
    </style:style>
    <style:style style:name="T578" style:parent-style-name="Основнойшрифтабзаца" style:family="text">
      <style:text-properties fo:font-size="14pt" style:font-size-asian="14pt" style:font-size-complex="14pt"/>
    </style:style>
    <style:style style:name="T579" style:parent-style-name="Основнойшрифтабзаца" style:family="text">
      <style:text-properties fo:font-size="14pt" style:font-size-asian="14pt" style:font-size-complex="14pt"/>
    </style:style>
    <style:style style:name="T580" style:parent-style-name="Основнойшрифтабзаца" style:family="text">
      <style:text-properties fo:font-size="14pt" style:font-size-asian="14pt" style:font-size-complex="14pt"/>
    </style:style>
    <style:style style:name="T581" style:parent-style-name="Основнойшрифтабзаца" style:family="text">
      <style:text-properties fo:font-size="14pt" style:font-size-asian="14pt" style:font-size-complex="14pt"/>
    </style:style>
    <style:style style:name="T582" style:parent-style-name="Основнойшрифтабзаца" style:family="text">
      <style:text-properties fo:font-size="14pt" style:font-size-asian="14pt" style:font-size-complex="14pt"/>
    </style:style>
    <style:style style:name="T583" style:parent-style-name="SourceText" style:family="text">
      <style:text-properties fo:font-size="14pt" style:font-size-asian="14pt" style:font-size-complex="14pt"/>
    </style:style>
    <style:style style:name="T584" style:parent-style-name="Основнойшрифтабзаца" style:family="text">
      <style:text-properties fo:font-size="14pt" style:font-size-asian="14pt" style:font-size-complex="14pt"/>
    </style:style>
    <style:style style:name="T585" style:parent-style-name="SourceText" style:family="text">
      <style:text-properties fo:font-size="14pt" style:font-size-asian="14pt" style:font-size-complex="14pt"/>
    </style:style>
    <style:style style:name="T586" style:parent-style-name="Основнойшрифтабзаца" style:family="text">
      <style:text-properties fo:font-size="14pt" style:font-size-asian="14pt" style:font-size-complex="14pt"/>
    </style:style>
    <style:style style:name="T587" style:parent-style-name="Основнойшрифтабзаца" style:family="text">
      <style:text-properties fo:font-size="14pt" style:font-size-asian="14pt" style:font-size-complex="14pt"/>
    </style:style>
    <style:style style:name="T588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Теоретическая часть</text:p>
      <text:p text:style-name="P2"/>
      <text:p text:style-name="P3">Отладчик — это инструмент, который помогает разработчику находить и исправлять ошибки в программе, а также лучше понимать, как работает код. Рассмотрим подробнее твои<text:s/>пункты.<text:line-break/><text:line-break/>Для чего нужен отладчик?<text:line-break/><text:line-break/>Пошаговое выполнение кода <text:line-break/>Позволяет выполнять программу по одной инструкции или строке, чтобы внимательно проследить логику и поведение кода.<text:line-break/><text:line-break/>Просмотр значений переменных <text:line-break/>В любой момент выполнения можно посмотреть, какие значения хранятся в переменных, что помогает понять, правильно ли работает программа.<text:line-break/><text:line-break/>Установка точек останова (breakpoints) <text:line-break/>Позволяет задать места в коде, где выполнение программы будет автоматически остановлено, чтобы исследовать состояние программы<text:s/>в этих точках.<text:line-break/><text:line-break/>- Анализ потока выполнения <text:line-break/>С помощью отладчика можно понять, какой путь проходит программа, какие функции вызываются и в каком порядке, что особенно полезно при сложной логике.<text:line-break/><text:line-break/><text:s/>Ключевые функции отладчика:<text:line-break/><text:line-break/>Запуск в режиме отладки <text:line-break/>Запуск программы с возможностью управления её выполнением и наблюдения за состоянием.<text:line-break/><text:line-break/>Шаг с заходом (Step Into) → F11 <text:line-break/>Позволяет войти внутрь вызываемой функции и пошагово выполнить её код.<text:line-break/><text:line-break/>Шаг с обходом (Step Over) → F10 <text:line-break/>Выполняет текущую строку, включая вызов функции, но не входит внутрь этой функции, а переходит к следующей строке в текущем контексте.<text:line-break/><text:line-break/>Продолжить выполнение (Continue) → F5 <text:line-break/>Возобновляет выполнение программы до следующей точки останова или до завершения.<text:line-break/></text:p>
      <text:p text:style-name="P4">Использование отладчика значительно<text:s/>облегчает процесс разработки и помогает быстрее находить ошибки, делая процесс отладки удобным и<text:s/><text:soft-page-break/>наглядным. Если хочешь, могу помочь с примерами использования отладчика в популярных средах разработки (IDE).</text:p>
      <text:p text:style-name="P5"/>
      <text:p text:style-name="P6"/>
      <text:p text:style-name="P7">Практическая часть</text:p>
      <text:p text:style-name="P8"/>
      <text:p text:style-name="P9">1)Давай подробно разберём<text:s/>твоё задание с функцией факториала.</text:p>
      <text:p text:style-name="Standard"><text:span text:style-name="T10"><text:line-break/></text:span><text:span text:style-name="T11">Исходный</text:span><text:span text:style-name="T12"><text:s/></text:span><text:span text:style-name="T13">код</text:span><text:span text:style-name="T14">:python</text:span><text:span text:style-name="T15"><text:line-break/></text:span><text:span text:style-name="T16">def factorial(n):</text:span><text:span text:style-name="T17"><text:line-break/></text:span><text:span text:style-name="T18">result = 1</text:span><text:span text:style-name="T19"><text:line-break/></text:span><text:span text:style-name="T20">for i in range(1, n): <text:s/>&lt;--<text:s/></text:span><text:span text:style-name="T21">ошибка</text:span><text:span text:style-name="T22"><text:s/></text:span><text:span text:style-name="T23">здесь</text:span><text:span text:style-name="T24"><text:line-break/></text:span><text:span text:style-name="T25">result *= i</text:span><text:span text:style-name="T26"><text:line-break/></text:span><text:span text:style-name="T27">return result</text:span><text:span text:style-name="T28"><text:line-break/></text:span><text:span text:style-name="T29"><text:line-break/></text:span><text:span text:style-name="T30">Тест</text:span><text:span text:style-name="T31">:</text:span><text:span text:style-name="T32"><text:line-break/></text:span><text:span text:style-name="T33">print(factorial(5)) #<text:s/></text:span><text:span text:style-name="T34">Ожидается</text:span><text:span text:style-name="T35"><text:s/>120,<text:s/></text:span><text:span text:style-name="T36">выводит</text:span><text:span text:style-name="T37"><text:s/>24</text:span><text:span text:style-name="T38"><text:line-break/></text:span><text:span text:style-name="T39"><text:line-break/></text:span><text:span text:style-name="T40">1.<text:s/></text:span><text:span text:style-name="T41">Запуск отладчика и установка точки останова</text:span><text:span text:style-name="T42"><text:line-break/></text:span><text:span text:style-name="T43"><text:line-break/></text:span><text:span text:style-name="T44">- Установи точку останова (breakpoint) на строке:```python</text:span><text:span text:style-name="T45"><text:line-break/></text:span><text:span text:style-name="T46">result = 1</text:span><text:span text:style-name="T47"><text:line-break/></text:span><text:span text:style-name="T48">```</text:span><text:span text:style-name="T49"><text:line-break/></text:span><text:span text:style-name="T50">Это позволит остановить выполнение программы перед циклом.</text:span><text:span text:style-name="T51"><text:line-break/></text:span><text:span text:style-name="T52"><text:line-break/></text:span><text:span text:style-name="T53">2. Использование Step Over для отслеживания переменных<text:s/></text:span><text:span text:style-name="T54">i</text:span><text:span text:style-name="T55"> и<text:s/></text:span><text:span text:style-name="T56">result</text:span><text:span text:style-name="T57"><text:line-break/></text:span><text:span text:style-name="T58">- При пошаговом выполнении цикла с помощью Step Over (F1</text:span><text:span text:style-name="T59">0) наблюдай за значениями<text:s/></text:span><text:span text:style-name="T60">i</text:span><text:span text:style-name="T61"> и<text:s/></text:span><text:span text:style-name="T62">result</text:span><text:span text:style-name="T63"> на каждой итерации.</text:span><text:span text:style-name="T64"><text:line-break/></text:span><text:span text:style-name="T65"><text:line-break/></text:span><text:span text:style-name="T66">- По текущему коду цикл<text:s/></text:span><text:span text:style-name="T67">for i in range(1, n):</text:span><text:span text:style-name="T68"> будет перебирать значения<text:s/></text:span><text:span text:style-name="T69">i</text:span><text:span text:style-name="T70"> от 1 до<text:s/></text:span><text:span text:style-name="T71">n-1</text:span><text:span text:style-name="T72"> (не включая<text:s/></text:span><text:span text:style-name="T73">n</text:span><text:span text:style-name="T74">).</text:span><text:span text:style-name="T75"><text:line-break/></text:span><text:span text:style-name="T76"><text:line-break/></text:span><text:span text:style-name="T77">Для<text:s/></text:span><text:span text:style-name="T78">n=5</text:span><text:span text:style-name="T79"> значения<text:s/></text:span><text:span text:style-name="T80">i</text:span><text:span text:style-name="T81"> будут: 1, 2, 3, 4.</text:span><text:span text:style-name="T82"><text:line-break/></text:span><text:span text:style-name="T83"><text:line-break/></text:span><text:span text:style-name="T84">- Перемножение:<text:s/></text:span><text:span text:style-name="T85"><text:line-break/></text:span><text:span text:style-name="T86">1 * 1 = 1<text:s/></text:span><text:span text:style-name="T87"><text:line-break/></text:span><text:span text:style-name="T88">1 * 2 = 2<text:s/></text:span><text:span text:style-name="T89"><text:line-break/></text:span><text:span text:style-name="T90">2 * 3 = 6<text:s/></text:span><text:span text:style-name="T91"><text:line-break/></text:span><text:span text:style-name="T92">6 * 4<text:s/></text:span><text:span text:style-name="T93">= 24</text:span><text:span text:style-name="T94"><text:line-break/></text:span><text:span text:style-name="T95"><text:line-break/></text:span><text:span text:style-name="T96">Именно поэтому результат — 24, а не 120.</text:span><text:span text:style-name="T97"><text:line-break/></text:span><text:span text:style-name="T98"><text:line-break/></text:span><text:span text:style-name="T99">3. Обнаружение ошибки в условии цикла</text:span><text:span text:style-name="T100"><text:line-break/></text:span><text:span text:style-name="T101"><text:line-break/></text:span><text:soft-page-break/><text:span text:style-name="T102">Ошибка в том, что цикл не включает число<text:s/></text:span><text:span text:style-name="T103">n</text:span><text:span text:style-name="T104">. Функция<text:s/></text:span><text:span text:style-name="T105">range(1, n)</text:span><text:span text:style-name="T106"> создаёт последовательность от 1 до<text:s/></text:span><text:span text:style-name="T107">n-1</text:span><text:span text:style-name="T108">.</text:span><text:span text:style-name="T109"><text:line-break/></text:span><text:span text:style-name="T110"><text:line-break/></text:span><text:span text:style-name="T111">Для вычисления факториала нужно включить и<text:s/></text:span><text:span text:style-name="T112">n</text:span><text:span text:style-name="T113"> в произведение.</text:span><text:span text:style-name="T114"><text:line-break/></text:span><text:span text:style-name="T115"><text:line-break/></text:span><text:span text:style-name="T116">4.</text:span><text:span text:style-name="T117"><text:s/>Исправление кода и проверка результата</text:span><text:span text:style-name="T118"><text:line-break/></text:span><text:span text:style-name="T119"><text:line-break/></text:span><text:span text:style-name="T120">Исправь цикл так, чтобы он включал<text:s/></text:span><text:span text:style-name="T121">n</text:span><text:span text:style-name="T122">:```python</text:span><text:span text:style-name="T123"><text:line-break/></text:span><text:span text:style-name="T124">def factorial(n):</text:span><text:span text:style-name="T125"><text:line-break/></text:span><text:span text:style-name="T126">result = 1</text:span><text:span text:style-name="T127"><text:line-break/></text:span><text:span text:style-name="T128">for i in range(1, n + 1): # исправлено: n + 1</text:span><text:span text:style-name="T129"><text:line-break/></text:span><text:span text:style-name="T130">result *= i</text:span><text:span text:style-name="T131"><text:line-break/></text:span><text:span text:style-name="T132">return result</text:span><text:span text:style-name="T133"><text:line-break/></text:span><text:span text:style-name="T134"><text:line-break/></text:span><text:span text:style-name="T135">Тест:</text:span><text:span text:style-name="T136"><text:line-break/></text:span><text:span text:style-name="T137">print(factorial(5)) # Теперь выведет 120</text:span><text:span text:style-name="T138"><text:line-break/></text:span><text:span text:style-name="T139"><text:line-break/></text:span><text:span text:style-name="T140">Итог:</text:span><text:span text:style-name="T141"><text:line-break/></text:span><text:span text:style-name="T142"><text:line-break/></text:span><text:span text:style-name="T143">- Ошибка: д</text:span><text:span text:style-name="T144">иапазон цикла не включал последнее число<text:s/></text:span><text:span text:style-name="T145">n</text:span><text:span text:style-name="T146">.</text:span><text:span text:style-name="T147"><text:line-break/></text:span><text:span text:style-name="T148">- Исправление: заменить<text:s/></text:span><text:span text:style-name="T149">range(1, n)</text:span><text:span text:style-name="T150"> на<text:s/></text:span><text:span text:style-name="T151">range(1, n + 1)</text:span><text:span text:style-name="T152">.</text:span><text:span text:style-name="T153"><text:line-break/></text:span><text:span text:style-name="T154">- Результат: </text:span><text:span text:style-name="T155">factorial(5)</text:span><text:span text:style-name="T156"> вернёт правильное значение 120.</text:span><text:span text:style-name="T157"><text:line-break/></text:span><text:span text:style-name="T158"><text:line-break/></text:span><text:span text:style-name="T159">2)Давай подробно разберём твоё задание с функцией факториала.</text:span><text:span text:style-name="T160"><text:line-break/></text:span><text:span text:style-name="T161"><text:line-break/></text:span><text:span text:style-name="T162">Исходный код:python</text:span><text:span text:style-name="T163"><text:line-break/></text:span><text:span text:style-name="T164">def factorial(</text:span><text:span text:style-name="T165">n):</text:span><text:span text:style-name="T166"><text:line-break/></text:span><text:span text:style-name="T167">result = 1</text:span><text:span text:style-name="T168"><text:line-break/></text:span><text:span text:style-name="T169">for i in range(1, n): &lt;-- ошибка здесь</text:span><text:span text:style-name="T170"><text:line-break/></text:span><text:span text:style-name="T171">result *= i</text:span><text:span text:style-name="T172"><text:line-break/></text:span><text:span text:style-name="T173">return result</text:span><text:span text:style-name="T174"><text:line-break/></text:span></text:p>
      <text:p text:style-name="P175">Тест:<text:line-break/>print(factorial(5)) Ожидается 120, выводит 24<text:line-break/></text:p>
      <text:p text:style-name="Standard"><text:span text:style-name="T176">1. Запуск отладчика и установка точки останова</text:span><text:span text:style-name="T177"><text:line-break/></text:span><text:span text:style-name="T178"><text:line-break/></text:span><text:span text:style-name="T179">- Установи точку останова (breakpoint) на строке:```python</text:span><text:span text:style-name="T180"><text:line-break/></text:span><text:span text:style-name="T181">result = 1</text:span><text:span text:style-name="T182"><text:line-break/></text:span><text:span text:style-name="T183"><text:line-break/></text:span><text:span text:style-name="T184">Это</text:span><text:span text:style-name="T185"><text:s/>позволит остановить выполнение программы перед циклом.</text:span><text:span text:style-name="T186"><text:line-break/></text:span><text:span text:style-name="T187"><text:line-break/></text:span><text:span text:style-name="T188">2. Использование Step Over для отслеживания переменных<text:s/></text:span><text:span text:style-name="T189">i</text:span><text:span text:style-name="T190"> и<text:s/></text:span><text:span text:style-name="T191">result</text:span><text:span text:style-name="T192"><text:line-break/></text:span><text:span text:style-name="T193">- При пошаговом выполнении цикла с помощью Step Over (F10) наблюдай за<text:s/></text:span><text:soft-page-break/><text:span text:style-name="T194">значениями<text:s/></text:span><text:span text:style-name="T195">i</text:span><text:span text:style-name="T196"> и<text:s/></text:span><text:span text:style-name="T197">result</text:span><text:span text:style-name="T198"> на каждой итерации.</text:span><text:span text:style-name="T199"><text:line-break/></text:span><text:span text:style-name="T200"><text:line-break/></text:span><text:span text:style-name="T201">- По текущему коду<text:s/></text:span><text:span text:style-name="T202">цикл<text:s/></text:span><text:span text:style-name="T203">for i in range(1, n):</text:span><text:span text:style-name="T204"> будет перебирать значения<text:s/></text:span><text:span text:style-name="T205">i</text:span><text:span text:style-name="T206"> от 1 до<text:s/></text:span><text:span text:style-name="T207">n-1</text:span><text:span text:style-name="T208"> (не включая<text:s/></text:span><text:span text:style-name="T209">n</text:span><text:span text:style-name="T210">).</text:span><text:span text:style-name="T211"><text:line-break/></text:span><text:span text:style-name="T212"><text:line-break/></text:span><text:span text:style-name="T213">Для<text:s/></text:span><text:span text:style-name="T214">n=5</text:span><text:span text:style-name="T215"> значения<text:s/></text:span><text:span text:style-name="T216">i</text:span><text:span text:style-name="T217"> будут: 1, 2, 3, 4.</text:span><text:span text:style-name="T218"><text:line-break/></text:span><text:span text:style-name="T219"><text:line-break/></text:span><text:span text:style-name="T220">- Перемножение:<text:s/></text:span><text:span text:style-name="T221"><text:line-break/></text:span><text:span text:style-name="T222">1 * 1 = 1<text:s/></text:span><text:span text:style-name="T223"><text:line-break/></text:span><text:span text:style-name="T224">1 * 2 = 2<text:s/></text:span><text:span text:style-name="T225"><text:line-break/></text:span><text:span text:style-name="T226">2 * 3 = 6<text:s/></text:span><text:span text:style-name="T227"><text:line-break/></text:span><text:span text:style-name="T228">6 * 4 = 24</text:span><text:span text:style-name="T229"><text:line-break/></text:span><text:span text:style-name="T230"><text:line-break/></text:span><text:span text:style-name="T231">Именно поэтому результат — 24, а не 120.</text:span><text:span text:style-name="T232"><text:line-break/></text:span><text:span text:style-name="T233"><text:line-break/></text:span><text:span text:style-name="T234">3. Обнаружение ошибки в услов</text:span><text:span text:style-name="T235">ии цикла</text:span><text:span text:style-name="T236"><text:line-break/></text:span><text:span text:style-name="T237"><text:line-break/></text:span><text:span text:style-name="T238">Ошибка в том, что цикл не включает число<text:s/></text:span><text:span text:style-name="T239">n</text:span><text:span text:style-name="T240">. Функция<text:s/></text:span><text:span text:style-name="T241">range(1, n)</text:span><text:span text:style-name="T242"> создаёт последовательность от 1 до<text:s/></text:span><text:span text:style-name="T243">n-1</text:span><text:span text:style-name="T244">.</text:span><text:span text:style-name="T245"><text:line-break/></text:span><text:span text:style-name="T246"><text:line-break/></text:span><text:span text:style-name="T247">Для вычисления факториала нужно включить и<text:s/></text:span><text:span text:style-name="T248">n</text:span><text:span text:style-name="T249"> в произведение.</text:span><text:span text:style-name="T250"><text:line-break/></text:span><text:span text:style-name="T251"><text:line-break/></text:span><text:span text:style-name="T252">4. Исправление кода и проверка результата</text:span><text:span text:style-name="T253"><text:line-break/></text:span><text:span text:style-name="T254"><text:line-break/></text:span><text:span text:style-name="T255">Исправь цикл так, чтобы он включал<text:s/></text:span><text:span text:style-name="T256">n</text:span><text:span text:style-name="T257">:```python</text:span><text:span text:style-name="T258"><text:line-break/></text:span><text:span text:style-name="T259">def factorial(n):</text:span><text:span text:style-name="T260"><text:line-break/></text:span><text:span text:style-name="T261">result = 1</text:span><text:span text:style-name="T262"><text:line-break/></text:span><text:span text:style-name="T263">for i in range(1, n + 1): # исправлено: n + 1</text:span><text:span text:style-name="T264"><text:line-break/></text:span><text:span text:style-name="T265">result *= i</text:span><text:span text:style-name="T266"><text:line-break/></text:span><text:span text:style-name="T267">return result</text:span><text:span text:style-name="T268"><text:line-break/></text:span><text:span text:style-name="T269"><text:line-break/></text:span><text:span text:style-name="T270">Тест:</text:span><text:span text:style-name="T271"><text:line-break/></text:span><text:span text:style-name="T272">print(factorial(5)) # Теперь выведет 120</text:span><text:span text:style-name="T273"><text:line-break/></text:span><text:span text:style-name="T274"><text:line-break/></text:span><text:span text:style-name="T275">Итог</text:span><text:span text:style-name="T276"><text:line-break/></text:span><text:span text:style-name="T277"><text:line-break/></text:span><text:span text:style-name="T278">- Ошибка: диапазон цикла не включал последнее число<text:s/></text:span><text:span text:style-name="T279">n</text:span><text:span text:style-name="T280">.</text:span><text:span text:style-name="T281"><text:line-break/></text:span><text:span text:style-name="T282">- Исправление: заменить<text:s/></text:span><text:span text:style-name="T283">range(1, n</text:span><text:span text:style-name="T284">)</text:span><text:span text:style-name="T285"> на<text:s/></text:span><text:span text:style-name="T286">range(1, n + 1)</text:span><text:span text:style-name="T287">.</text:span><text:span text:style-name="T288"><text:line-break/></text:span><text:span text:style-name="T289">- Результат: </text:span><text:span text:style-name="T290">factorial(5)</text:span><text:span text:style-name="T291"> вернёт правильное значение 120.</text:span><text:span text:style-name="T292"><text:line-break/></text:span><text:span text:style-name="T293"><text:line-break/></text:span><text:span text:style-name="T294">3)Исходный код:</text:span><text:span text:style-name="T295"><text:line-break/></text:span><text:span text:style-name="T296">python</text:span><text:span text:style-name="T297"><text:line-break/></text:span><text:span text:style-name="T298">def calculate_sum(arr):</text:span><text:span text:style-name="T299"><text:line-break/></text:span><text:soft-page-break/><text:span text:style-name="T300">total = 0</text:span><text:span text:style-name="T301"><text:line-break/></text:span><text:span text:style-name="T302">for i in range(0, len(arr) + 1): # Ошибка: выход за границы массива</text:span><text:span text:style-name="T303"><text:line-break/></text:span><text:span text:style-name="T304">total += arr[i]</text:span><text:span text:style-name="T305"><text:line-break/></text:span><text:span text:style-name="T306">return total</text:span><text:span text:style-name="T307"><text:line-break/></text:span><text:span text:style-name="T308"><text:line-break/></text:span><text:span text:style-name="T309">Тест:</text:span><text:span text:style-name="T310"><text:line-break/></text:span><text:span text:style-name="T311">numbers = [10,</text:span><text:span text:style-name="T312"><text:s/>20, 30]</text:span><text:span text:style-name="T313"><text:line-break/></text:span><text:span text:style-name="T314">print(calculate_sum(numbers)) # Ожидается 60, но возникает IndexError</text:span><text:span text:style-name="T315"><text:line-break/></text:span><text:span text:style-name="T316"><text:line-break/></text:span><text:span text:style-name="T317">1. Установка точки останова</text:span><text:span text:style-name="T318"><text:line-break/></text:span><text:span text:style-name="T319"><text:line-break/></text:span><text:span text:style-name="T320">Установи точку останова (breakpoint) на строке:</text:span><text:span text:style-name="T321"><text:line-break/></text:span><text:span text:style-name="T322">undefined</text:span><text:span text:style-name="T323"><text:line-break/></text:span><text:span text:style-name="T324">total = 0</text:span><text:span text:style-name="T325"><text:line-break/></text:span><text:span text:style-name="T326"><text:line-break/></text:span><text:span text:style-name="T327">Это позволит остановить выполнение перед началом цикла.</text:span><text:span text:style-name="T328"><text:line-break/></text:span><text:span text:style-name="T329"><text:line-break/></text:span><text:span text:style-name="T330">2. Отслеживание перем</text:span><text:span text:style-name="T331">енных с помощью Step Over</text:span><text:span text:style-name="T332"><text:line-break/></text:span><text:span text:style-name="T333"><text:line-break/></text:span><text:span text:style-name="T334">- Используй Step Over (F10) для пошагового выполнения цикла. На каждой итерации отслеживай:</text:span><text:span text:style-name="T335"><text:line-break/></text:span><text:span text:style-name="T336">- Значение<text:s/></text:span><text:span text:style-name="T337">i</text:span><text:span text:style-name="T338"><text:line-break/></text:span><text:span text:style-name="T339">- Значение<text:s/></text:span><text:span text:style-name="T340">arr[i]</text:span><text:span text:style-name="T341"><text:line-break/></text:span><text:span text:style-name="T342">- Изменение<text:s/></text:span><text:span text:style-name="T343">total</text:span><text:span text:style-name="T344"><text:line-break/></text:span><text:span text:style-name="T345"><text:line-break/></text:span><text:span text:style-name="T346">При<text:s/></text:span><text:span text:style-name="T347">len(arr) = 3</text:span><text:span text:style-name="T348">, значения<text:s/></text:span><text:span text:style-name="T349">i</text:span><text:span text:style-name="T350"> будут: 0, 1, 2, 3.</text:span><text:span text:style-name="T351"><text:line-break/></text:span><text:span text:style-name="T352"><text:line-break/></text:span><text:span text:style-name="T353">-<text:s/></text:span><text:span text:style-name="T354">i = 0</text:span><text:span text:style-name="T355">:<text:s/></text:span><text:span text:style-name="T356">arr[0] = 10</text:span><text:span text:style-name="T357">,<text:s/></text:span><text:span text:style-name="T358">total = 0 + 10 =</text:span><text:span text:style-name="T359"><text:s/>10</text:span><text:span text:style-name="T360"><text:line-break/></text:span><text:span text:style-name="T361">-<text:s/></text:span><text:span text:style-name="T362">i = 1</text:span><text:span text:style-name="T363">:<text:s/></text:span><text:span text:style-name="T364">arr[1] = 20</text:span><text:span text:style-name="T365">,<text:s/></text:span><text:span text:style-name="T366">total = 10 + 20 = 30</text:span><text:span text:style-name="T367"><text:line-break/></text:span><text:span text:style-name="T368">-<text:s/></text:span><text:span text:style-name="T369">i = 2</text:span><text:span text:style-name="T370">:<text:s/></text:span><text:span text:style-name="T371">arr[2] = 30</text:span><text:span text:style-name="T372">,<text:s/></text:span><text:span text:style-name="T373">total = 30 + 30 = 60</text:span><text:span text:style-name="T374"><text:line-break/></text:span><text:span text:style-name="T375">-<text:s/></text:span><text:span text:style-name="T376">i = 3</text:span><text:span text:style-name="T377">:<text:s/></text:span><text:span text:style-name="T378">arr[3]</text:span><text:span text:style-name="T379"> —<text:s/></text:span><text:span text:style-name="T380">Ошибка</text:span><text:span text:style-name="T381">! </text:span><text:span text:style-name="T382">Индекс выходит за границы массива.</text:span><text:span text:style-name="T383"><text:line-break/></text:span><text:span text:style-name="T384"><text:line-break/></text:span><text:span text:style-name="T385">3. Обнаружение ошибки</text:span><text:span text:style-name="T386"><text:line-break/></text:span><text:span text:style-name="T387"><text:line-break/></text:span><text:span text:style-name="T388">Ошибка заключается в условии цикла:<text:s/></text:span><text:span text:style-name="T389">range(0, len(arr) + 1)</text:span><text:span text:style-name="T390">.</text:span><text:span text:style-name="T391"><text:line-break/></text:span><text:span text:style-name="T392"><text:line-break/></text:span><text:span text:style-name="T393">Функция<text:s/></text:span><text:span text:style-name="T394">range(start,</text:span><text:span text:style-name="T395"><text:s/>stop)</text:span><text:span text:style-name="T396"> создаёт последовательность чисел от<text:s/></text:span><text:span text:style-name="T397">start</text:span><text:span text:style-name="T398"> (включительно) до<text:s/></text:span><text:span text:style-name="T399">stop</text:span><text:span text:style-name="T400"> (исключая<text:s/></text:span><text:span text:style-name="T401">stop</text:span><text:span text:style-name="T402">). Значит, цикл пытается получить доступ к элементу<text:s/></text:span><text:span text:style-name="T403">arr[len(arr)]</text:span><text:span text:style-name="T404">, что выходит за пределы массива.</text:span><text:span text:style-name="T405"><text:line-break/></text:span><text:span text:style-name="T406"><text:line-break/></text:span><text:span text:style-name="T407">4. Исправление кода</text:span><text:span text:style-name="T408"><text:line-break/></text:span><text:span text:style-name="T409"><text:line-break/></text:span><text:span text:style-name="T410">Чтобы исправить ошибку, нужно изменить условие ци</text:span><text:span text:style-name="T411">кла, чтобы<text:s/></text:span><text:span text:style-name="T412">i</text:span><text:span text:style-name="T413"> не выходил<text:s/></text:span><text:soft-page-break/><text:span text:style-name="T414">за границы массива:</text:span><text:span text:style-name="T415"><text:line-break/></text:span><text:span text:style-name="T416">python</text:span><text:span text:style-name="T417"><text:line-break/></text:span><text:span text:style-name="T418">def calculate_sum(arr):</text:span><text:span text:style-name="T419"><text:line-break/></text:span><text:span text:style-name="T420">total = 0</text:span><text:span text:style-name="T421"><text:line-break/></text:span><text:span text:style-name="T422">for i in range(0, len(arr)): # Исправлено: len(arr) вместо len(arr) + 1</text:span><text:span text:style-name="T423"><text:line-break/></text:span><text:span text:style-name="T424">total += arr[i]</text:span><text:span text:style-name="T425"><text:line-break/></text:span><text:span text:style-name="T426">return total</text:span><text:span text:style-name="T427"><text:line-break/></text:span><text:span text:style-name="T428"><text:line-break/></text:span><text:span text:style-name="T429"># Тест:</text:span><text:span text:style-name="T430"><text:line-break/></text:span><text:span text:style-name="T431">numbers = [10, 20, 30]</text:span><text:span text:style-name="T432"><text:line-break/></text:span><text:span text:style-name="T433">print(calculate_sum(numbers)) # Теперь</text:span><text:span text:style-name="T434"><text:s/>выведет 60</text:span><text:span text:style-name="T435"><text:line-break/></text:span><text:span text:style-name="T436"><text:line-break/></text:span><text:span text:style-name="T437">Теперь, когда<text:s/></text:span><text:span text:style-name="T438">i</text:span><text:span text:style-name="T439"> будет меняться от 0 до<text:s/></text:span><text:span text:style-name="T440">len(arr) - 1</text:span><text:span text:style-name="T441">, доступ к элементам массива будет корректным, и функция вернёт правильную сумму.</text:span><text:span text:style-name="T442"><text:line-break/></text:span><text:span text:style-name="T443"><text:line-break/></text:span><text:span text:style-name="T444">Итог:</text:span><text:span text:style-name="T445"><text:line-break/></text:span><text:span text:style-name="T446"><text:line-break/></text:span><text:span text:style-name="T447">- Ошибка: Индекс<text:s/></text:span><text:span text:style-name="T448">i</text:span><text:span text:style-name="T449"> выходил за границы массива.</text:span><text:span text:style-name="T450"><text:line-break/></text:span><text:span text:style-name="T451">- Исправление: Изменить цикл на<text:s/></text:span><text:span text:style-name="T452">for i in range(0, len(a</text:span><text:span text:style-name="T453">rr)):</text:span><text:span text:style-name="T454">.</text:span><text:span text:style-name="T455"><text:line-break/></text:span><text:span text:style-name="T456">- Результат: Функция<text:s/></text:span><text:span text:style-name="T457">calculate_sum</text:span><text:span text:style-name="T458"> теперь корректно вычисляет сумму элементов массива.</text:span><text:span text:style-name="T459"><text:line-break/></text:span><text:span text:style-name="T460"><text:line-break/></text:span><text:span text:style-name="T461">Отдельные вопросы:</text:span></text:p>
      <text:p text:style-name="Standard"/>
      <text:p text:style-name="Standard"><text:span text:style-name="T462">Отлично! Давай разберём, какие типы ошибок можно найти с помощью отладчика и чем полезны условные точки останова.</text:span><text:span text:style-name="T463"><text:line-break/></text:span><text:span text:style-name="T464"><text:line-break/></text:span><text:span text:style-name="T465">1. Какие типы ошибок можно</text:span><text:span text:style-name="T466"><text:s/>найти через отладчик?</text:span><text:span text:style-name="T467"><text:line-break/></text:span><text:span text:style-name="T468"><text:line-break/></text:span><text:span text:style-name="T469">Отладчик — это мощный инструмент для обнаружения и исправления широкого спектра ошибок в коде. Вот некоторые из них:</text:span><text:span text:style-name="T470"><text:line-break/></text:span><text:span text:style-name="T471"><text:line-break/></text:span><text:span text:style-name="T472">- Логические ошибки:</text:span><text:span text:style-name="T473"><text:line-break/></text:span><text:span text:style-name="T474">- Неправильный порядок операций.</text:span><text:span text:style-name="T475"><text:line-break/></text:span><text:span text:style-name="T476">- Ошибки в условных выражениях (например,<text:s/></text:span><text:span text:style-name="T477">if</text:span><text:span text:style-name="T478">,<text:s/></text:span><text:span text:style-name="T479">else</text:span><text:span text:style-name="T480">).</text:span><text:span text:style-name="T481"><text:line-break/></text:span><text:span text:style-name="T482">- Некор</text:span><text:span text:style-name="T483">ректные циклы (например, бесконечные циклы или циклы, выполняющиеся неправильное количество раз).</text:span><text:span text:style-name="T484"><text:line-break/></text:span><text:span text:style-name="T485">- Ошибки в алгоритмах.</text:span><text:span text:style-name="T486"><text:line-break/></text:span><text:span text:style-name="T487"><text:line-break/></text:span><text:span text:style-name="T488">- Ошибки, связанные с переменными:</text:span><text:span text:style-name="T489"><text:line-break/></text:span><text:span text:style-name="T490">- Неправильные значения переменных.</text:span><text:span text:style-name="T491"><text:line-break/></text:span><text:span text:style-name="T492">- Неожиданные изменения переменных.</text:span><text:span text:style-name="T493"><text:line-break/></text:span><text:span text:style-name="T494">- Использование неинициализ</text:span><text:span text:style-name="T495">ированных переменных.</text:span><text:span text:style-name="T496"><text:line-break/></text:span><text:span text:style-name="T497">- Ошибки типов данных.</text:span><text:span text:style-name="T498"><text:line-break/></text:span><text:soft-page-break/><text:span text:style-name="T499"><text:line-break/></text:span><text:span text:style-name="T500">- Ошибки, связанные с вызовами функций:</text:span><text:span text:style-name="T501"><text:line-break/></text:span><text:span text:style-name="T502">- Неправильные аргументы, передаваемые в функции.</text:span><text:span text:style-name="T503"><text:line-break/></text:span><text:span text:style-name="T504">- Неправильный порядок вызовов функций.</text:span><text:span text:style-name="T505"><text:line-break/></text:span><text:span text:style-name="T506">- Неожиданные возвращаемые значения функций.</text:span><text:span text:style-name="T507"><text:line-break/></text:span><text:span text:style-name="T508"><text:line-break/></text:span><text:span text:style-name="T509">- Ошибки, связанные с памятью (в н</text:span><text:span text:style-name="T510">екоторых языках):</text:span><text:span text:style-name="T511"><text:line-break/></text:span><text:span text:style-name="T512">- Утечки памяти.</text:span><text:span text:style-name="T513"><text:line-break/></text:span><text:span text:style-name="T514">- Ошибки доступа к памяти (например, чтение или запись за пределами выделенной памяти).</text:span><text:span text:style-name="T515"><text:line-break/></text:span><text:span text:style-name="T516"><text:line-break/></text:span><text:span text:style-name="T517">- Ошибки ввода/вывода:</text:span><text:span text:style-name="T518"><text:line-break/></text:span><text:span text:style-name="T519">- Ошибки при чтении или записи файлов.</text:span><text:span text:style-name="T520"><text:line-break/></text:span><text:span text:style-name="T521">- Неправильный формат данных.</text:span><text:span text:style-name="T522"><text:line-break/></text:span><text:span text:style-name="T523"><text:line-break/></text:span><text:span text:style-name="T524">- Исключения (exceptions):</text:span><text:span text:style-name="T525"><text:line-break/></text:span><text:span text:style-name="T526">- Обработка<text:s/></text:span><text:span text:style-name="T527">исключений, которые не должны происходить.</text:span><text:span text:style-name="T528"><text:line-break/></text:span><text:span text:style-name="T529">- Неправильная обработка исключений.</text:span><text:span text:style-name="T530"><text:line-break/></text:span><text:span text:style-name="T531">- Выбрасывание исключений, которые не должны быть выброшены.</text:span><text:span text:style-name="T532"><text:line-break/></text:span><text:span text:style-name="T533"><text:line-break/></text:span><text:span text:style-name="T534">2. Чем полезны условные точки останова?</text:span><text:span text:style-name="T535"><text:line-break/></text:span><text:span text:style-name="T536"><text:line-break/></text:span><text:span text:style-name="T537">Условные точки останова (conditional breakpoints) — это мощная функция от</text:span><text:span text:style-name="T538">ладчика, которая позволяет останавливать выполнение программы только при выполнении определённого условия. Они особенно полезны в следующих ситуациях:</text:span><text:span text:style-name="T539"><text:line-break/></text:span><text:span text:style-name="T540"><text:line-break/></text:span><text:span text:style-name="T541">- Отладка в циклах:</text:span><text:span text:style-name="T542"><text:line-break/></text:span><text:span text:style-name="T543">- Если нужно исследовать, что происходит в цикле только при определённом значении сч</text:span><text:span text:style-name="T544">ётчика или когда выполняется определённое условие.</text:span><text:span text:style-name="T545"><text:line-break/></text:span><text:span text:style-name="T546"><text:line-break/></text:span><text:span text:style-name="T547">- Отладка сложных условий:</text:span><text:span text:style-name="T548"><text:line-break/></text:span><text:span text:style-name="T549">- Если нужно остановить выполнение программы только когда определённое сложное условие становится истинным.</text:span><text:span text:style-name="T550"><text:line-break/></text:span><text:span text:style-name="T551"><text:line-break/></text:span><text:span text:style-name="T552">- Отладка функций с разными входными данными:</text:span><text:span text:style-name="T553"><text:line-break/></text:span><text:span text:style-name="T554">- Если нужно остановит</text:span><text:span text:style-name="T555">ь выполнение только когда функция вызывается с определёнными аргументами.</text:span><text:span text:style-name="T556"><text:line-break/></text:span><text:span text:style-name="T557"><text:line-break/></text:span><text:span text:style-name="T558">- Обнаружение специфических ошибок:</text:span><text:span text:style-name="T559"><text:line-break/></text:span><text:span text:style-name="T560">- Если программа ведёт себя неправильно только в определённых ситуациях, можно установить условную точку останова, чтобы остановить выполнение то</text:span><text:span text:style-name="T561">лько в этих ситуациях.</text:span><text:span text:style-name="T562"><text:line-break/></text:span><text:span text:style-name="T563"><text:line-break/></text:span><text:span text:style-name="T564">Пример:</text:span><text:span text:style-name="T565"><text:line-break/></text:span><text:soft-page-break/><text:span text:style-name="T566"><text:line-break/></text:span><text:span text:style-name="T567">Предположим, у тебя есть цикл, и тебе нужно исследовать, что происходит только когда переменная<text:s/></text:span><text:span text:style-name="T568">x</text:span><text:span text:style-name="T569"> становится больше 10:</text:span><text:span text:style-name="T570"><text:line-break/></text:span><text:span text:style-name="T571">python</text:span><text:span text:style-name="T572"><text:line-break/></text:span><text:span text:style-name="T573">for i in range(20):</text:span><text:span text:style-name="T574"><text:line-break/></text:span><text:span text:style-name="T575">x = i * 2</text:span><text:span text:style-name="T576"><text:line-break/></text:span><text:span text:style-name="T577">Условная точка останова: остановиться только когда x &gt; 10</text:span><text:span text:style-name="T578"><text:line-break/></text:span><text:span text:style-name="T579">print(x)</text:span><text:span text:style-name="T580"><text:line-break/></text:span><text:span text:style-name="T581"><text:line-break/></text:span><text:span text:style-name="T582">В отладчике ты можешь установить точку останова на строке<text:s/></text:span><text:span text:style-name="T583">print(x)</text:span><text:span text:style-name="T584"> и задать условие<text:s/></text:span><text:span text:style-name="T585">x &gt; 10</text:span><text:span text:style-name="T586">. Программа остановится только тогда, когда это условие выполнится.</text:span><text:span text:style-name="T587"><text:line-break/></text:span><text:span text:style-name="T58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empora LGC Uni" svg:font-family="Tempora LGC Uni" style:font-family-generic="roman" style:font-pitch="variable"/>
    <style:font-face style:name="Tahoma" svg:font-family="Tahoma" style:font-family-generic="swiss" style:font-pitch="variable" svg:panose-1="2 11 6 4 3 5 4 4 2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Iosevka Term SS03" svg:font-family="Iosevka Term SS03" style:font-family-generic="modern" style:font-pitch="fixed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empora LGC Uni" style:font-name-asian="Tahoma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Iosevka Term SS03" style:font-name-asian="Liberation Mono" style:font-name-complex="Iosevka Term SS03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иван Курлеев</meta:initial-creator>
    <dc:creator>иван Курлеев</dc:creator>
    <meta:creation-date>2025-06-05T09:57:00Z</meta:creation-date>
    <dc:date>2025-06-06T20:36:00Z</dc:date>
    <meta:template xlink:href="Normal" xlink:type="simple"/>
    <meta:editing-cycles>1</meta:editing-cycles>
    <meta:editing-duration>PT960S</meta:editing-duration>
    <meta:document-statistic meta:page-count="8" meta:paragraph-count="18" meta:word-count="1351" meta:character-count="9036" meta:row-count="64" meta:non-whitespace-character-count="7703"/>
  </office:meta>
</office:document-meta>
</file>